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20.267cm" fo:margin-left="-2.561cm" table:align="left"/>
    </style:style>
    <style:style style:name="Таблица2.A" style:family="table-column">
      <style:table-column-properties style:column-width="2.302cm"/>
    </style:style>
    <style:style style:name="Таблица2.B" style:family="table-column">
      <style:table-column-properties style:column-width="4.45cm"/>
    </style:style>
    <style:style style:name="Таблица2.C" style:family="table-column">
      <style:table-column-properties style:column-width="2.958cm"/>
    </style:style>
    <style:style style:name="Таблица2.D" style:family="table-column">
      <style:table-column-properties style:column-width="5.293cm"/>
    </style:style>
    <style:style style:name="Таблица2.E" style:family="table-column">
      <style:table-column-properties style:column-width="5.26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35" style:family="table-row">
      <style:table-row-properties style:min-row-height="4.941cm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</style:style>
    <style:style style:name="P5" style:family="paragraph" style:parent-style-name="Обычный">
      <style:paragraph-properties fo:line-height="150%" fo:text-align="justify" style:justify-single-word="false"/>
    </style:style>
    <style:style style:name="P6" style:family="paragraph" style:parent-style-name="Обычный">
      <style:paragraph-properties fo:line-height="150%" fo:text-align="justify" style:justify-single-word="false"/>
      <style:text-properties officeooo:paragraph-rsid="001374c9"/>
    </style:style>
    <style:style style:name="P7" style:family="paragraph" style:parent-style-name="Обычный">
      <style:paragraph-properties fo:line-height="150%" fo:text-align="justify" style:justify-single-word="false"/>
      <style:text-properties officeooo:paragraph-rsid="0013869a"/>
    </style:style>
    <style:style style:name="P8" style:family="paragraph" style:parent-style-name="Обычный">
      <style:paragraph-properties fo:line-height="150%" fo:text-align="justify" style:justify-single-word="false"/>
      <style:text-properties officeooo:paragraph-rsid="0019c073"/>
    </style:style>
    <style:style style:name="P9" style:family="paragraph" style:parent-style-name="Обычный">
      <style:paragraph-properties fo:line-height="150%" fo:text-align="justify" style:justify-single-word="false"/>
      <style:text-properties officeooo:paragraph-rsid="001e9772"/>
    </style:style>
    <style:style style:name="P10" style:family="paragraph" style:parent-style-name="Обычный">
      <style:text-properties fo:font-size="14pt" style:font-size-asian="14pt" style:font-size-complex="14pt"/>
    </style:style>
    <style:style style:name="P11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Обычный">
      <style:paragraph-properties fo:line-height="150%" fo:text-align="justify" style:justify-single-word="false"/>
      <style:text-properties fo:font-size="14pt" officeooo:rsid="0013869a" officeooo:paragraph-rsid="0013869a" style:font-size-asian="14pt" style:font-size-complex="14pt" style:font-weight-complex="bold"/>
    </style:style>
    <style:style style:name="P15" style:family="paragraph" style:parent-style-name="Обычный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6" style:family="paragraph" style:parent-style-name="Обычный">
      <style:paragraph-properties fo:text-align="center" style:justify-single-word="false"/>
      <style:text-properties fo:color="#000000" fo:font-size="14pt" style:font-size-asian="14pt" style:font-size-complex="14pt"/>
    </style:style>
    <style:style style:name="P17" style:family="paragraph" style:parent-style-name="Обычный">
      <style:paragraph-properties fo:line-height="150%" fo:text-align="justify" style:justify-single-word="false"/>
      <style:text-properties fo:color="#000000" fo:font-size="14pt" style:font-size-asian="14pt" style:font-size-complex="14pt" style:font-weight-complex="bold"/>
    </style:style>
    <style:style style:name="P18" style:family="paragraph" style:parent-style-name="Обычный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9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20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officeooo:paragraph-rsid="001374c9" style:font-size-asian="14pt" style:font-size-complex="14pt" style:font-weight-complex="bold"/>
    </style:style>
    <style:style style:name="P21" style:family="paragraph" style:parent-style-name="Обычный">
      <style:paragraph-properties fo:line-height="150%" fo:text-align="justify" style:justify-single-word="false"/>
      <style:text-properties officeooo:rsid="001e9772" officeooo:paragraph-rsid="001e9772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style:font-size-asian="14pt" style:font-size-complex="14pt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07922" style:font-size-asian="14pt" style:font-weight-asian="bold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 style:font-weight-complex="bold"/>
    </style:style>
    <style:style style:name="P3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3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07922"/>
    </style:style>
    <style:style style:name="P3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0fee6"/>
    </style:style>
    <style:style style:name="P33" style:family="paragraph" style:parent-style-name="Times14_5f_РИО2">
      <style:paragraph-properties fo:margin-left="-3cm" fo:margin-right="-1cm" fo:line-height="150%" fo:text-align="center" style:justify-single-word="false" fo:text-indent="0cm" style:auto-text-indent="false">
        <style:tab-stops>
          <style:tab-stop style:position="4.251cm"/>
        </style:tab-stops>
      </style:paragraph-properties>
    </style:style>
    <style:style style:name="P34" style:family="paragraph" style:parent-style-name="Times14_5f_РИО2">
      <style:paragraph-properties fo:margin-left="-3cm" fo:margin-right="-1cm" fo:line-height="150%" fo:text-align="center" style:justify-single-word="false" fo:text-indent="0cm" style:auto-text-indent="false" fo:break-before="page">
        <style:tab-stops>
          <style:tab-stop style:position="4.251cm"/>
        </style:tab-stops>
      </style:paragraph-properties>
    </style:style>
    <style:style style:name="P35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</style:style>
    <style:style style:name="P36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51c16"/>
    </style:style>
    <style:style style:name="P37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6f85c"/>
    </style:style>
    <style:style style:name="P38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7c3f2"/>
    </style:style>
    <style:style style:name="P39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9a498"/>
    </style:style>
    <style:style style:name="P40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9c073"/>
    </style:style>
    <style:style style:name="P41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ac036"/>
    </style:style>
    <style:style style:name="P42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cb3ae"/>
    </style:style>
    <style:style style:name="P43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e9772"/>
    </style:style>
    <style:style style:name="P44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f9867"/>
    </style:style>
    <style:style style:name="P45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211626"/>
    </style:style>
    <style:style style:name="P46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7" style:family="paragraph" style:parent-style-name="Text_20_body">
      <style:paragraph-properties fo:line-height="150%" fo:text-align="justify" style:justify-single-word="false"/>
      <style:text-properties officeooo:paragraph-rsid="0013869a"/>
    </style:style>
    <style:style style:name="P48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49" style:family="paragraph" style:parent-style-name="Обычный">
      <style:paragraph-properties fo:text-align="center" style:justify-single-word="false"/>
      <style:text-properties fo:color="#000000" fo:font-size="14pt" fo:language="ru" fo:country="RU" officeooo:rsid="002732e9" officeooo:paragraph-rsid="002732e9" style:font-size-asian="14pt" style:font-size-complex="14pt"/>
    </style:style>
    <style:style style:name="P50" style:family="paragraph" style:parent-style-name="Обычный">
      <style:paragraph-properties fo:line-height="150%" fo:text-align="justify" style:justify-single-word="false"/>
      <style:text-properties fo:language="en" fo:country="US" officeooo:rsid="002bd938" officeooo:paragraph-rsid="002bd938"/>
    </style:style>
    <style:style style:name="P51" style:family="paragraph" style:parent-style-name="Обычный">
      <style:paragraph-properties fo:line-height="150%" fo:text-align="justify" style:justify-single-word="false"/>
    </style:style>
    <style:style style:name="P52" style:family="paragraph" style:parent-style-name="Обычный">
      <style:paragraph-properties fo:line-height="150%" fo:text-align="justify" style:justify-single-word="false"/>
      <style:text-properties officeooo:paragraph-rsid="001374c9"/>
    </style:style>
    <style:style style:name="P53" style:family="paragraph" style:parent-style-name="Обычный">
      <style:paragraph-properties fo:line-height="150%" fo:text-align="justify" style:justify-single-word="false"/>
      <style:text-properties officeooo:paragraph-rsid="002bd938"/>
    </style:style>
    <style:style style:name="P5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5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0fee6"/>
    </style:style>
    <style:style style:name="P5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paragraph-rsid="0010fee6" style:font-size-asian="14pt" style:font-weight-asian="bold" style:font-size-complex="14pt"/>
    </style:style>
    <style:style style:name="P5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5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officeooo:paragraph-rsid="0010fee6"/>
    </style:style>
    <style:style style:name="P59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fo:font-weight="normal" officeooo:rsid="002ab3ca" officeooo:paragraph-rsid="002ab3ca" style:font-size-asian="14pt" style:font-weight-asian="normal" style:font-size-complex="14pt" style:font-weight-complex="normal"/>
    </style:style>
    <style:style style:name="P60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2bd938"/>
    </style:style>
    <style:style style:name="P61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fo:language="en" fo:country="US" officeooo:rsid="002bd938" officeooo:paragraph-rsid="002bd938"/>
    </style:style>
    <style:style style:name="P62" style:family="paragraph" style:parent-style-name="Обычный">
      <style:paragraph-properties fo:margin-left="0cm" fo:margin-right="-0.568cm" fo:line-height="150%" fo:text-align="justify" style:justify-single-word="false" fo:text-indent="0cm" style:auto-text-indent="false">
        <style:tab-stops/>
      </style:paragraph-properties>
      <style:text-properties fo:language="en" fo:country="US" officeooo:rsid="002bd938" officeooo:paragraph-rsid="002bd938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6" style:family="text">
      <style:text-properties fo:color="#000000" fo:font-size="14pt" fo:language="en" fo:country="US" style:font-size-asian="14pt" style:font-size-complex="14pt"/>
    </style:style>
    <style:style style:name="T7" style:family="text">
      <style:text-properties fo:color="#000000" fo:font-size="14pt" fo:language="en" fo:country="US" style:font-size-asian="14pt" style:font-size-complex="14pt" style:font-weight-complex="bold"/>
    </style:style>
    <style:style style:name="T8" style:family="text">
      <style:text-properties fo:color="#000000" fo:font-size="14pt" fo:language="en" fo:country="US" officeooo:rsid="001374c9" style:font-size-asian="14pt" style:font-size-complex="14pt" style:font-weight-complex="bold"/>
    </style:style>
    <style:style style:name="T9" style:family="text">
      <style:text-properties fo:color="#000000" fo:font-size="14pt" fo:language="en" fo:country="US" fo:font-weight="normal" officeooo:rsid="001374c9" style:font-size-asian="14pt" style:font-weight-asian="normal" style:font-size-complex="14pt" style:font-weight-complex="normal"/>
    </style:style>
    <style:style style:name="T10" style:family="text">
      <style:text-properties fo:color="#000000" fo:font-size="14pt" fo:language="en" fo:country="US" fo:font-weight="normal" officeooo:rsid="001374c9" style:font-size-asian="14pt" style:font-weight-asian="normal" style:font-size-complex="14pt" style:font-weight-complex="bold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style:font-size-asian="14pt" style:font-size-complex="14pt" style:font-weight-complex="bold"/>
    </style:style>
    <style:style style:name="T13" style:family="text">
      <style:text-properties fo:color="#000000" fo:font-size="14pt" officeooo:rsid="0010fee6" style:font-size-asian="14pt" style:font-size-complex="14pt" style:font-weight-complex="bold"/>
    </style:style>
    <style:style style:name="T1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fo:font-size="14pt" fo:language="ru" fo:country="RU" fo:font-weight="normal" officeooo:rsid="002ab3ca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style:font-size-complex="14pt"/>
    </style:style>
    <style:style style:name="T17" style:family="text">
      <style:text-properties fo:font-variant="normal" fo:text-transform="none" officeooo:rsid="002732e9" style:font-size-complex="14pt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fo:color="#ff0000" fo:font-size="14pt" fo:font-weight="bold" style:font-size-asian="14pt" style:font-weight-asian="bold" style:font-size-complex="14pt"/>
    </style:style>
    <style:style style:name="T21" style:family="text">
      <style:text-properties fo:text-transform="uppercase" style:font-weight-complex="normal"/>
    </style:style>
    <style:style style:name="T22" style:family="text">
      <style:text-properties fo:text-transform="uppercase" fo:color="#000000" fo:font-size="12pt" fo:language="en" fo:country="US" fo:font-weight="normal" officeooo:rsid="00151c16" style:font-size-asian="12pt" style:font-weight-asian="normal" style:font-size-complex="12pt"/>
    </style:style>
    <style:style style:name="T23" style:family="text">
      <style:text-properties fo:text-transform="uppercase" fo:color="#000000" fo:font-size="12pt" fo:language="en" fo:country="US" fo:font-weight="normal" officeooo:rsid="001f9867" style:font-size-asian="12pt" style:font-weight-asian="normal" style:font-size-complex="12pt"/>
    </style:style>
    <style:style style:name="T24" style:family="text">
      <style:text-properties fo:text-transform="uppercase" fo:color="#000000" fo:font-size="12pt" fo:language="en" fo:country="US" fo:font-weight="normal" officeooo:rsid="0025357e" style:font-size-asian="12pt" style:font-weight-asian="normal" style:font-size-complex="12pt"/>
    </style:style>
    <style:style style:name="T25" style:family="text">
      <style:text-properties fo:text-transform="uppercase" fo:color="#000000" fo:font-size="12pt" fo:language="en" fo:country="US" fo:font-weight="normal" officeooo:rsid="002b85e5" style:font-size-asian="12pt" style:font-weight-asian="normal" style:font-size-complex="12pt"/>
    </style:style>
    <style:style style:name="T26" style:family="text">
      <style:text-properties fo:text-transform="uppercase" fo:color="#000000" fo:font-size="12pt" fo:language="en" fo:country="US" fo:font-weight="normal" officeooo:rsid="002d0354" style:font-size-asian="12pt" style:font-weight-asian="normal" style:font-size-complex="12pt"/>
    </style:style>
    <style:style style:name="T27" style:family="text">
      <style:text-properties fo:text-transform="uppercase" fo:color="#000000" fo:font-size="12pt" fo:language="en" fo:country="US" fo:font-weight="normal" officeooo:rsid="002ded51" style:font-size-asian="12pt" style:font-weight-asian="normal" style:font-size-complex="12pt"/>
    </style:style>
    <style:style style:name="T28" style:family="text">
      <style:text-properties fo:text-transform="uppercase" fo:color="#000000" fo:font-size="12pt" fo:language="ru" fo:country="RU" fo:font-weight="normal" officeooo:rsid="002b85e5" style:font-size-asian="12pt" style:font-weight-asian="normal" style:font-size-complex="12pt"/>
    </style:style>
    <style:style style:name="T29" style:family="text">
      <style:text-properties fo:text-transform="uppercase" fo:font-size="12pt" fo:language="en" fo:country="US" fo:font-weight="normal" style:font-size-asian="12pt" style:font-weight-asian="normal" style:font-size-complex="12pt"/>
    </style:style>
    <style:style style:name="T30" style:family="text">
      <style:text-properties fo:text-transform="uppercase" fo:font-size="12pt" fo:language="en" fo:country="US" fo:font-weight="normal" officeooo:rsid="0017c3f2" style:font-size-asian="12pt" style:font-weight-asian="normal" style:font-size-complex="12pt"/>
    </style:style>
    <style:style style:name="T31" style:family="text">
      <style:text-properties fo:text-transform="uppercase" fo:font-size="12pt" fo:language="en" fo:country="US" fo:font-weight="normal" officeooo:rsid="0019a498" style:font-size-asian="12pt" style:font-weight-asian="normal" style:font-size-complex="12pt"/>
    </style:style>
    <style:style style:name="T32" style:family="text">
      <style:text-properties fo:text-transform="uppercase" fo:font-size="12pt" fo:language="en" fo:country="US" fo:font-weight="normal" officeooo:rsid="0019c073" style:font-size-asian="12pt" style:font-weight-asian="normal" style:font-size-complex="12pt"/>
    </style:style>
    <style:style style:name="T33" style:family="text">
      <style:text-properties fo:text-transform="uppercase" fo:font-size="12pt" fo:language="en" fo:country="US" fo:font-weight="normal" officeooo:rsid="001e9772" style:font-size-asian="12pt" style:font-weight-asian="normal" style:font-size-complex="12pt"/>
    </style:style>
    <style:style style:name="T34" style:family="text">
      <style:text-properties fo:text-transform="uppercase" fo:font-size="12pt" fo:language="en" fo:country="US" fo:font-weight="normal" officeooo:rsid="001f9867" style:font-size-asian="12pt" style:font-weight-asian="normal" style:font-size-complex="12pt"/>
    </style:style>
    <style:style style:name="T35" style:family="text">
      <style:text-properties fo:text-transform="uppercase" fo:font-size="12pt" fo:language="en" fo:country="US" fo:font-weight="normal" officeooo:rsid="001fb4be" style:font-size-asian="12pt" style:font-weight-asian="normal" style:font-size-complex="12pt"/>
    </style:style>
    <style:style style:name="T36" style:family="text">
      <style:text-properties fo:text-transform="uppercase" fo:font-size="12pt" fo:language="en" fo:country="US" fo:font-weight="normal" officeooo:rsid="00211626" style:font-size-asian="12pt" style:font-weight-asian="normal" style:font-size-complex="12pt"/>
    </style:style>
    <style:style style:name="T37" style:family="text">
      <style:text-properties fo:text-transform="uppercase" fo:font-size="12pt" fo:language="en" fo:country="US" fo:font-weight="normal" officeooo:rsid="002b85e5" style:font-size-asian="12pt" style:font-weight-asian="normal" style:font-size-complex="12pt"/>
    </style:style>
    <style:style style:name="T38" style:family="text">
      <style:text-properties fo:text-transform="uppercase" fo:font-size="12pt" fo:language="en" fo:country="US" fo:font-weight="normal" officeooo:rsid="002bd938" style:font-size-asian="12pt" style:font-weight-asian="normal" style:font-size-complex="12pt"/>
    </style:style>
    <style:style style:name="T39" style:family="text">
      <style:text-properties fo:text-transform="uppercase" fo:font-size="12pt" fo:language="en" fo:country="US" fo:font-weight="normal" officeooo:rsid="002d0354" style:font-size-asian="12pt" style:font-weight-asian="normal" style:font-size-complex="12pt"/>
    </style:style>
    <style:style style:name="T40" style:family="text">
      <style:text-properties fo:text-transform="uppercase" fo:font-size="12pt" fo:language="en" fo:country="US" fo:font-weight="normal" officeooo:rsid="002ded51" style:font-size-asian="12pt" style:font-weight-asian="normal" style:font-size-complex="12pt"/>
    </style:style>
    <style:style style:name="T41" style:family="text">
      <style:text-properties officeooo:rsid="00107922"/>
    </style:style>
    <style:style style:name="T42" style:family="text">
      <style:text-properties style:font-name="FreeMono" fo:font-size="14pt" fo:language="en" fo:country="US" style:font-size-asian="14pt" style:font-size-complex="14pt" style:font-weight-complex="bold"/>
    </style:style>
    <style:style style:name="T43" style:family="text">
      <style:text-properties style:font-name="FreeMono" fo:font-size="12pt" fo:language="en" fo:country="US" style:font-size-asian="12pt" style:font-size-complex="12pt"/>
    </style:style>
    <style:style style:name="T44" style:family="text">
      <style:text-properties fo:font-size="12pt" fo:language="en" fo:country="US" fo:font-weight="normal" style:font-size-asian="12pt" style:font-weight-asian="normal" style:font-size-complex="12pt"/>
    </style:style>
    <style:style style:name="T45" style:family="text">
      <style:text-properties fo:font-size="12pt" fo:language="en" fo:country="US" fo:font-weight="normal" officeooo:rsid="001f9867" style:font-size-asian="12pt" style:font-weight-asian="normal" style:font-size-complex="12pt"/>
    </style:style>
    <style:style style:name="T46" style:family="text">
      <style:text-properties fo:font-size="12pt" fo:language="en" fo:country="US" fo:font-weight="normal" officeooo:rsid="00211626" style:font-size-asian="12pt" style:font-weight-asian="normal" style:font-size-complex="12pt"/>
    </style:style>
    <style:style style:name="T47" style:family="text">
      <style:text-properties fo:font-size="12pt" fo:language="en" fo:country="US" fo:font-weight="normal" officeooo:rsid="002b85e5" style:font-size-asian="12pt" style:font-weight-asian="normal" style:font-size-complex="12pt"/>
    </style:style>
    <style:style style:name="T48" style:family="text">
      <style:text-properties fo:font-size="12pt" fo:language="en" fo:country="US" fo:font-weight="normal" officeooo:rsid="002bd938" style:font-size-asian="12pt" style:font-weight-asian="normal" style:font-size-complex="12pt"/>
    </style:style>
    <style:style style:name="T49" style:family="text">
      <style:text-properties fo:font-size="12pt" fo:language="en" fo:country="US" fo:font-weight="normal" officeooo:rsid="002d0354" style:font-size-asian="12pt" style:font-weight-asian="normal" style:font-size-complex="12pt"/>
    </style:style>
    <style:style style:name="T50" style:family="text">
      <style:text-properties officeooo:rsid="002732e9"/>
    </style:style>
    <style:style style:name="T51" style:family="text">
      <style:text-properties fo:language="en" fo:country="US" style:font-weight-complex="bold"/>
    </style:style>
    <style:style style:name="T52" style:family="text">
      <style:text-properties fo:language="en" fo:country="US" officeooo:rsid="002d0354"/>
    </style:style>
    <style:style style:name="T53" style:family="text">
      <style:text-properties fo:language="ru" fo:country="RU" officeooo:rsid="002ab3ca"/>
    </style:style>
    <style:style style:name="T54" style:family="text">
      <style:text-properties fo:language="ru" fo:country="RU" officeooo:rsid="002b85e5"/>
    </style:style>
    <style:style style:name="T55" style:family="text">
      <style:text-properties officeooo:rsid="002ab3ca"/>
    </style:style>
    <style:style style:name="T56" style:family="text">
      <style:text-properties officeooo:rsid="002b85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8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1">Кафедра </text:span></text:span><text:span text:style-name="Основной_20_шрифт_20_абзаца"><text:span text:style-name="T4">МО ЭВМ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2"><text:span text:style-name="Название_20_книги"><text:span text:style-name="T17">О</text:span></text:span><text:span text:style-name="Название_20_книги"><text:span text:style-name="T16">тчет</text:span></text:span></text:p>
      <text:p text:style-name="P4"><text:span text:style-name="Основной_20_шрифт_20_абзаца"><text:span text:style-name="T1">по лабораторной работе</text:span></text:span><text:span text:style-name="Основной_20_шрифт_20_абзаца"><text:span text:style-name="T20"> </text:span></text:span><text:span text:style-name="Основной_20_шрифт_20_абзаца"><text:span text:style-name="T4">№</text:span></text:span><text:span text:style-name="Основной_20_шрифт_20_абзаца"><text:span text:style-name="T5">2</text:span></text:span></text:p>
      <text:p text:style-name="P4"><text:span text:style-name="Основной_20_шрифт_20_абзаца"><text:span text:style-name="T1">по дисциплине </text:span></text:span><text:span text:style-name="Основной_20_шрифт_20_абзаца"><text:span text:style-name="T4">«Организация ЭВМ и систем»</text:span></text:span></text:p>
      <text:p text:style-name="P4"><text:span text:style-name="Название_20_книги"><text:span text:style-name="T18">Тема: </text:span></text:span><text:span text:style-name="Название_20_книги"><text:span text:style-name="T19">Изучение режимов адресации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 гр. 9382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49">Докукин В.М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6">Ефрем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4"><text:span text:style-name="Основной_20_шрифт_20_абзаца"><text:span text:style-name="T12">2020</text:span></text:span></text:p>
      <text:p text:style-name="P23">Цель работы.</text:p>
      <text:p text:style-name="P24">Изучить режимы адресации, указать на ошибки в программе и объяснить их.</text:p>
      <text:p text:style-name="P24"/>
      <text:p text:style-name="P26">Основные теоретические положения.</text:p>
      <text:p text:style-name="P28">Задание:</text:p>
      <text:p text:style-name="P28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28">В программу введен ряд ошибок, которые необходимо объяснить в отчете по работе, а соответствующие команды зако<text:span text:style-name="T41">мм</text:span>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28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8"/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text:span text:style-name="Основной_20_шрифт_20_абзаца"><text:span text:style-name="T2">Исходный код программы</text:span></text:span><text:span text:style-name="Основной_20_шрифт_20_абзаца"><text:span text:style-name="T3">:</text:span></text:span></text:p>
      <text:p text:style-name="P30"><text:span text:style-name="Основной_20_шрифт_20_абзаца"><text:span text:style-name="T43">EOL EQU '$'</text:span></text:span></text:p>
      <text:p text:style-name="P30"><text:span text:style-name="Основной_20_шрифт_20_абзаца"><text:span text:style-name="T43">ind EQU 2</text:span></text:span></text:p>
      <text:p text:style-name="P30"><text:span text:style-name="Основной_20_шрифт_20_абзаца"><text:span text:style-name="T43">n1 EQU 500</text:span></text:span></text:p>
      <text:p text:style-name="P30"><text:span text:style-name="Основной_20_шрифт_20_абзаца"><text:span text:style-name="T43">n2 EQU -50</text:span></text:span></text:p>
      <text:p text:style-name="P30"><text:span text:style-name="Основной_20_шрифт_20_абзаца"><text:span text:style-name="T43">AStack <text:tab/>SEGMENT STACK</text:span></text:span></text:p>
      <text:p text:style-name="P30"><text:span text:style-name="Основной_20_шрифт_20_абзаца"><text:span text:style-name="T43"><text:tab/>DW 12 DUP(?)</text:span></text:span></text:p>
      <text:p text:style-name="P30"><text:span text:style-name="Основной_20_шрифт_20_абзаца"><text:span text:style-name="T43">AStack <text:tab/>ENDS</text:span></text:span></text:p>
      <text:p text:style-name="P30"><text:span text:style-name="Основной_20_шрифт_20_абзаца"><text:span text:style-name="T43">DATA <text:tab/>SEGMENT</text:span></text:span></text:p>
      <text:p text:style-name="P30"><text:span text:style-name="Основной_20_шрифт_20_абзаца"><text:span text:style-name="T43">mem1 <text:tab/>DW 0</text:span></text:span></text:p>
      <text:p text:style-name="P30"><text:span text:style-name="Основной_20_шрифт_20_абзаца"><text:span text:style-name="T43">mem2 <text:tab/>DW 0</text:span></text:span></text:p>
      <text:p text:style-name="P30"><text:span text:style-name="Основной_20_шрифт_20_абзаца"><text:span text:style-name="T43">mem3 <text:tab/>DW 0</text:span></text:span></text:p>
      <text:p text:style-name="P30"><text:span text:style-name="Основной_20_шрифт_20_абзаца"><text:span text:style-name="T43">vec1 <text:tab/>DB 21,22,23,24,28,27,26,25</text:span></text:span></text:p>
      <text:p text:style-name="P30"><text:span text:style-name="Основной_20_шрифт_20_абзаца"><text:span text:style-name="T43">vec2 <text:tab/>DB 40,50,-40,-50,20,30,-20,-30</text:span></text:span></text:p>
      <text:p text:style-name="P30"><text:span text:style-name="Основной_20_шрифт_20_абзаца"><text:span text:style-name="T43">matr <text:tab/>DB 5,6,-8,-7,7,8,-6,-5,1,2,-4,-3,3,4,-2,-1</text:span></text:span></text:p>
      <text:p text:style-name="P30"><text:span text:style-name="Основной_20_шрифт_20_абзаца"><text:span text:style-name="T43">DATA <text:tab/>ENDS</text:span></text:span></text:p>
      <text:p text:style-name="P30"><text:span text:style-name="Основной_20_шрифт_20_абзаца"><text:span text:style-name="T43">CODE <text:tab/>SEGMENT</text:span></text:span></text:p>
      <text:p text:style-name="P30"><text:span text:style-name="Основной_20_шрифт_20_абзаца"><text:span text:style-name="T43">ASSUME <text:tab/>CS:CODE, DS:DATA, SS:AStack</text:span></text:span></text:p>
      <text:p text:style-name="P30"><text:span text:style-name="Основной_20_шрифт_20_абзаца"><text:span text:style-name="T43">Main<text:tab/>PROC FAR</text:span></text:span></text:p>
      <text:p text:style-name="P30"><text:span text:style-name="Основной_20_шрифт_20_абзаца"><text:span text:style-name="T43"><text:tab/>push DS</text:span></text:span></text:p>
      <text:p text:style-name="P30"><text:span text:style-name="Основной_20_шрифт_20_абзаца"><text:span text:style-name="T43"><text:tab/>sub AX,AX</text:span></text:span></text:p>
      <text:p text:style-name="P30"><text:span text:style-name="Основной_20_шрифт_20_абзаца"><text:span text:style-name="T43"><text:tab/>push AX</text:span></text:span></text:p>
      <text:p text:style-name="P30"><text:span text:style-name="Основной_20_шрифт_20_абзаца"><text:span text:style-name="T43"><text:tab/>mov AX,DATA</text:span></text:span></text:p>
      <text:p text:style-name="P30"><text:span text:style-name="Основной_20_шрифт_20_абзаца"><text:span text:style-name="T43"><text:tab/>mov DS,AX</text:span></text:span></text:p>
      <text:p text:style-name="P30"><text:span text:style-name="Основной_20_шрифт_20_абзаца"><text:span text:style-name="T43">; Регистровая адресация</text:span></text:span></text:p>
      <text:p text:style-name="P30"><text:span text:style-name="Основной_20_шрифт_20_абзаца"><text:span text:style-name="T43"><text:tab/>mov ax,n1</text:span></text:span></text:p>
      <text:p text:style-name="P30"><text:span text:style-name="Основной_20_шрифт_20_абзаца"><text:span text:style-name="T43"><text:tab/>mov cx,ax</text:span></text:span></text:p>
      <text:p text:style-name="P30"><text:span text:style-name="Основной_20_шрифт_20_абзаца"><text:span text:style-name="T43"><text:tab/>mov bl,EOL</text:span></text:span></text:p>
      <text:p text:style-name="P30"><text:span text:style-name="Основной_20_шрифт_20_абзаца"><text:span text:style-name="T43"><text:tab/>mov bh,n2</text:span></text:span></text:p>
      <text:p text:style-name="P30"><text:span text:style-name="Основной_20_шрифт_20_абзаца"><text:span text:style-name="T43">; Прямая адресация</text:span></text:span></text:p>
      <text:p text:style-name="P30"><text:span text:style-name="Основной_20_шрифт_20_абзаца"><text:span text:style-name="T43"><text:tab/>mov mem2,n2</text:span></text:span></text:p>
      <text:p text:style-name="P30"><text:span text:style-name="Основной_20_шрифт_20_абзаца"><text:span text:style-name="T43"><text:tab/>mov bx,OFFSET vec1</text:span></text:span></text:p>
      <text:p text:style-name="P30"><text:span text:style-name="Основной_20_шрифт_20_абзаца"><text:span text:style-name="T43"><text:tab/>mov mem1,ax</text:span></text:span></text:p>
      <text:p text:style-name="P30"><text:span text:style-name="Основной_20_шрифт_20_абзаца"><text:span text:style-name="T43">; Косвенная адресация</text:span></text:span></text:p>
      <text:p text:style-name="P30"><text:span text:style-name="Основной_20_шрифт_20_абзаца"><text:span text:style-name="T43"><text:tab/>mov al,[bx]</text:span></text:span></text:p>
      <text:p text:style-name="P30"><text:soft-page-break/><text:span text:style-name="Основной_20_шрифт_20_абзаца"><text:span text:style-name="T43"><text:tab/>mov mem3,[bx]</text:span></text:span></text:p>
      <text:p text:style-name="P30"><text:span text:style-name="Основной_20_шрифт_20_абзаца"><text:span text:style-name="T43">; Базированная адресация</text:span></text:span></text:p>
      <text:p text:style-name="P30"><text:span text:style-name="Основной_20_шрифт_20_абзаца"><text:span text:style-name="T43"><text:tab/>6mov al,[bx]+3</text:span></text:span></text:p>
      <text:p text:style-name="P30"><text:span text:style-name="Основной_20_шрифт_20_абзаца"><text:span text:style-name="T43"><text:tab/>mov cx,3[bx]</text:span></text:span></text:p>
      <text:p text:style-name="P30"><text:span text:style-name="Основной_20_шрифт_20_абзаца"><text:span text:style-name="T43">; Индексная адресация</text:span></text:span></text:p>
      <text:p text:style-name="P30"><text:span text:style-name="Основной_20_шрифт_20_абзаца"><text:span text:style-name="T43"><text:tab/>mov di,ind</text:span></text:span></text:p>
      <text:p text:style-name="P30"><text:span text:style-name="Основной_20_шрифт_20_абзаца"><text:span text:style-name="T43"><text:tab/>mov al,vec2[di]</text:span></text:span></text:p>
      <text:p text:style-name="P30"><text:span text:style-name="Основной_20_шрифт_20_абзаца"><text:span text:style-name="T43"><text:tab/>mov cx,vec2[di]</text:span></text:span></text:p>
      <text:p text:style-name="P30"><text:span text:style-name="Основной_20_шрифт_20_абзаца"><text:span text:style-name="T43">; Адресация с базированием и индексированием</text:span></text:span></text:p>
      <text:p text:style-name="P30"><text:span text:style-name="Основной_20_шрифт_20_абзаца"><text:span text:style-name="T43"><text:tab/>mov bx,3</text:span></text:span></text:p>
      <text:p text:style-name="P30"><text:span text:style-name="Основной_20_шрифт_20_абзаца"><text:span text:style-name="T43"><text:tab/>mov al,matr[bx][di]</text:span></text:span></text:p>
      <text:p text:style-name="P30"><text:span text:style-name="Основной_20_шрифт_20_абзаца"><text:span text:style-name="T43"><text:tab/>mov cx,matr[bx][di]</text:span></text:span></text:p>
      <text:p text:style-name="P30"><text:span text:style-name="Основной_20_шрифт_20_абзаца"><text:span text:style-name="T43"><text:tab/>mov ax,matr[bx*4][di]</text:span></text:span></text:p>
      <text:p text:style-name="P30"><text:span text:style-name="Основной_20_шрифт_20_абзаца"><text:span text:style-name="T43">; ПРОВЕРКА РЕЖИМОВ АДРЕСАЦИИ С УЧЕТОМ СЕГМЕНТОВ</text:span></text:span></text:p>
      <text:p text:style-name="P30"><text:span text:style-name="Основной_20_шрифт_20_абзаца"><text:span text:style-name="T43">; Переопределение сегмента</text:span></text:span></text:p>
      <text:p text:style-name="P30"><text:span text:style-name="Основной_20_шрифт_20_абзаца"><text:span text:style-name="T43">; ------ вариант 1</text:span></text:span></text:p>
      <text:p text:style-name="P30"><text:span text:style-name="Основной_20_шрифт_20_абзаца"><text:span text:style-name="T43"><text:tab/>mov ax, SEG vec2</text:span></text:span></text:p>
      <text:p text:style-name="P30"><text:span text:style-name="Основной_20_шрифт_20_абзаца"><text:span text:style-name="T43"><text:tab/>mov es, ax</text:span></text:span></text:p>
      <text:p text:style-name="P30"><text:span text:style-name="Основной_20_шрифт_20_абзаца"><text:span text:style-name="T43"><text:tab/>mov ax, es:[bx]</text:span></text:span></text:p>
      <text:p text:style-name="P30"><text:span text:style-name="Основной_20_шрифт_20_абзаца"><text:span text:style-name="T43"><text:tab/>mov ax, 0</text:span></text:span></text:p>
      <text:p text:style-name="P30"><text:span text:style-name="Основной_20_шрифт_20_абзаца"><text:span text:style-name="T43">; ------ вариант 2</text:span></text:span></text:p>
      <text:p text:style-name="P30"><text:span text:style-name="Основной_20_шрифт_20_абзаца"><text:span text:style-name="T43"><text:tab/>mov es, ax</text:span></text:span></text:p>
      <text:p text:style-name="P30"><text:span text:style-name="Основной_20_шрифт_20_абзаца"><text:span text:style-name="T43"><text:tab/>push ds</text:span></text:span></text:p>
      <text:p text:style-name="P30"><text:span text:style-name="Основной_20_шрифт_20_абзаца"><text:span text:style-name="T43"><text:tab/>pop es</text:span></text:span></text:p>
      <text:p text:style-name="P30"><text:span text:style-name="Основной_20_шрифт_20_абзаца"><text:span text:style-name="T43"><text:tab/>mov cx, es:[bx-1]</text:span></text:span></text:p>
      <text:p text:style-name="P30"><text:span text:style-name="Основной_20_шрифт_20_абзаца"><text:span text:style-name="T43"><text:tab/>xchg cx,ax</text:span></text:span></text:p>
      <text:p text:style-name="P30"><text:span text:style-name="Основной_20_шрифт_20_абзаца"><text:span text:style-name="T43">; ------ вариант 3</text:span></text:span></text:p>
      <text:p text:style-name="P30"><text:span text:style-name="Основной_20_шрифт_20_абзаца"><text:span text:style-name="T43"><text:tab/>mov di,ind</text:span></text:span></text:p>
      <text:p text:style-name="P30"><text:span text:style-name="Основной_20_шрифт_20_абзаца"><text:span text:style-name="T43"><text:tab/>mov es:[bx+di],ax</text:span></text:span></text:p>
      <text:p text:style-name="P30"><text:span text:style-name="Основной_20_шрифт_20_абзаца"><text:span text:style-name="T43">; ------ вариант 4</text:span></text:span></text:p>
      <text:p text:style-name="P30"><text:span text:style-name="Основной_20_шрифт_20_абзаца"><text:span text:style-name="T43"><text:tab/>mov bp,sp</text:span></text:span></text:p>
      <text:p text:style-name="P30"><text:span text:style-name="Основной_20_шрифт_20_абзаца"><text:span text:style-name="T43"><text:tab/>mov ax,matr[bp+bx]</text:span></text:span></text:p>
      <text:p text:style-name="P30"><text:span text:style-name="Основной_20_шрифт_20_абзаца"><text:span text:style-name="T43"><text:tab/>mov ax,matr[bp+di+si]</text:span></text:span></text:p>
      <text:p text:style-name="P30"><text:span text:style-name="Основной_20_шрифт_20_абзаца"><text:span text:style-name="T43">; Использование сегмента стека</text:span></text:span></text:p>
      <text:p text:style-name="P30"><text:span text:style-name="Основной_20_шрифт_20_абзаца"><text:span text:style-name="T43"><text:tab/>push mem1</text:span></text:span></text:p>
      <text:p text:style-name="P30"><text:soft-page-break/><text:span text:style-name="Основной_20_шрифт_20_абзаца"><text:span text:style-name="T43"><text:tab/>push mem2</text:span></text:span></text:p>
      <text:p text:style-name="P30"><text:span text:style-name="Основной_20_шрифт_20_абзаца"><text:span text:style-name="T43"><text:tab/>mov bp,sp</text:span></text:span></text:p>
      <text:p text:style-name="P30"><text:span text:style-name="Основной_20_шрифт_20_абзаца"><text:span text:style-name="T43"><text:tab/>mov dx,[bp]+2</text:span></text:span></text:p>
      <text:p text:style-name="P30"><text:span text:style-name="Основной_20_шрифт_20_абзаца"><text:span text:style-name="T43"><text:tab/>ret 2</text:span></text:span></text:p>
      <text:p text:style-name="P30"><text:span text:style-name="Основной_20_шрифт_20_абзаца"><text:span text:style-name="T43">Main<text:tab/>ENDP</text:span></text:span></text:p>
      <text:p text:style-name="P30"><text:span text:style-name="Основной_20_шрифт_20_абзаца"><text:span text:style-name="T43">CODE<text:tab/>ENDS</text:span></text:span></text:p>
      <text:p text:style-name="P30"><text:span text:style-name="Основной_20_шрифт_20_абзаца"><text:span text:style-name="T43">END Main</text:span></text:span></text:p>
      <text:p text:style-name="P31"><text:span text:style-name="Основной_20_шрифт_20_абзаца"><text:span text:style-name="T43"/></text:span></text:p>
      <text:p text:style-name="P27"><text:span text:style-name="T50">Ход работы</text:span>.</text:p>
      <text:p text:style-name="P32"><text:span text:style-name="Основной_20_шрифт_20_абзаца"><text:span text:style-name="T42">Листинг успешной трансляции программы:</text:span></text:span></text:p>
      <text:p text:style-name="P32"><text:span text:style-name="Основной_20_шрифт_20_абзаца"><text:span text:style-name="T42"/></text:span></text:p>
      <text:p text:style-name="P32"><text:span text:style-name="Основной_20_шрифт_20_абзаца"><text:span text:style-name="T43"><text:s/>= 0024<text:tab/><text:tab/><text:tab/><text:tab/>EOL EQU '$'</text:span></text:span></text:p>
      <text:p text:style-name="P32"><text:span text:style-name="Основной_20_шрифт_20_абзаца"><text:span text:style-name="T43"><text:s/>= 0002<text:tab/><text:tab/><text:tab/><text:tab/>ind EQU 2</text:span></text:span></text:p>
      <text:p text:style-name="P32"><text:span text:style-name="Основной_20_шрифт_20_абзаца"><text:span text:style-name="T43"><text:s/>= 01F4<text:tab/><text:tab/><text:tab/><text:tab/>n1 EQU 500</text:span></text:span></text:p>
      <text:p text:style-name="P32"><text:span text:style-name="Основной_20_шрифт_20_абзаца"><text:span text:style-name="T43"><text:s/>=-0032<text:tab/><text:tab/><text:tab/><text:tab/>n2 EQU -50</text:span></text:span></text:p>
      <text:p text:style-name="P32"><text:span text:style-name="Основной_20_шрифт_20_абзаца"><text:span text:style-name="T43"><text:s/>0000<text:tab/><text:tab/><text:tab/><text:tab/>AStack <text:tab/>SEGMENT STACK</text:span></text:span></text:p>
      <text:p text:style-name="P32"><text:span text:style-name="Основной_20_шрифт_20_абзаца"><text:span text:style-name="T43"><text:s/>0000 <text:s/>000C[<text:tab/><text:tab/><text:tab/><text:tab/>DW 12 DUP(?)</text:span></text:span></text:p>
      <text:p text:style-name="P32"><text:span text:style-name="Основной_20_шрифт_20_абзаца"><text:span text:style-name="T43"><text:tab/> <text:s text:c="2"/>????<text:tab/><text:tab/><text:tab/></text:span></text:span></text:p>
      <text:p text:style-name="P32"><text:span text:style-name="Основной_20_шрифт_20_абзаца"><text:span text:style-name="T43"><text:tab/><text:tab/><text:tab/> ]<text:tab/></text:span></text:span></text:p>
      <text:p text:style-name="P32"><text:span text:style-name="Основной_20_шрифт_20_абзаца"><text:span text:style-name="T43"><text:tab/><text:tab/><text:tab/><text:tab/></text:span></text:span></text:p>
      <text:p text:style-name="P32"><text:span text:style-name="Основной_20_шрифт_20_абзаца"><text:span text:style-name="T43"><text:s/>0018<text:tab/><text:tab/><text:tab/><text:tab/>AStack <text:tab/>ENDS</text:span></text:span></text:p>
      <text:p text:style-name="P32"><text:span text:style-name="Основной_20_шрифт_20_абзаца"><text:span text:style-name="T43"><text:s/>0000<text:tab/><text:tab/><text:tab/><text:tab/>DATA <text:tab/>SEGMENT</text:span></text:span></text:p>
      <text:p text:style-name="P32"><text:span text:style-name="Основной_20_шрифт_20_абзаца"><text:span text:style-name="T43"><text:s/>0000 <text:s/>0000<text:tab/><text:tab/><text:tab/>mem1 <text:tab/>DW 0</text:span></text:span></text:p>
      <text:p text:style-name="P32"><text:span text:style-name="Основной_20_шрифт_20_абзаца"><text:span text:style-name="T43"><text:s/>0002 <text:s/>0000<text:tab/><text:tab/><text:tab/>mem2 <text:tab/>DW 0</text:span></text:span></text:p>
      <text:p text:style-name="P32"><text:span text:style-name="Основной_20_шрифт_20_абзаца"><text:span text:style-name="T43"><text:s/>0004 <text:s/>0000<text:tab/><text:tab/><text:tab/>mem3 <text:tab/>DW 0</text:span></text:span></text:p>
      <text:p text:style-name="P32"><text:span text:style-name="Основной_20_шрифт_20_абзаца"><text:span text:style-name="T43"><text:s/>0006 <text:s/>01 02 03 04 08 07<text:tab/>vec1 <text:tab/>DB 1,2,3,4,8,7,6,5</text:span></text:span></text:p>
      <text:p text:style-name="P32"><text:span text:style-name="Основной_20_шрифт_20_абзаца"><text:span text:style-name="T43"><text:s text:c="7"/>06 05<text:tab/><text:tab/><text:tab/></text:span></text:span></text:p>
      <text:p text:style-name="P32"><text:span text:style-name="Основной_20_шрифт_20_абзаца"><text:span text:style-name="T43"><text:s/>000E <text:s/>F6 EC 0A 14 E2 D8<text:tab/>vec2 <text:tab/>DB -10,-20,10,20,-30,-40,30,40</text:span></text:span></text:p>
      <text:p text:style-name="P32"><text:span text:style-name="Основной_20_шрифт_20_абзаца"><text:span text:style-name="T43"><text:s text:c="7"/>1E 28<text:tab/><text:tab/><text:tab/></text:span></text:span></text:p>
      <text:p text:style-name="P32"><text:span text:style-name="Основной_20_шрифт_20_абзаца"><text:span text:style-name="T43"><text:s/>0016 <text:s/>01 02 03 04 FC FD<text:tab/>matr <text:tab/>DB 1,2,3,4,-4,-3,-2,-1,5,6,7,8,-8,-7,-6</text:span></text:span></text:p>
      <text:p text:style-name="P32"><text:span text:style-name="Основной_20_шрифт_20_абзаца"><text:span text:style-name="T43"><text:tab/><text:tab/><text:tab/><text:tab/>,-5</text:span></text:span></text:p>
      <text:p text:style-name="P32"><text:span text:style-name="Основной_20_шрифт_20_абзаца"><text:span text:style-name="T43"><text:s text:c="7"/>FE FF 05 06 07 08<text:tab/></text:span></text:span></text:p>
      <text:p text:style-name="P32"><text:span text:style-name="Основной_20_шрифт_20_абзаца"><text:span text:style-name="T43"><text:s text:c="7"/>F8 F9 FA FB<text:tab/><text:tab/></text:span></text:span></text:p>
      <text:p text:style-name="P32"><text:soft-page-break/><text:span text:style-name="Основной_20_шрифт_20_абзаца"><text:span text:style-name="T43"><text:s/>0026<text:tab/><text:tab/><text:tab/><text:tab/>DATA <text:tab/>ENDS</text:span></text:span></text:p>
      <text:p text:style-name="P32"><text:span text:style-name="Основной_20_шрифт_20_абзаца"><text:span text:style-name="T43"><text:s/>0000<text:tab/><text:tab/><text:tab/><text:tab/>CODE <text:tab/>SEGMENT</text:span></text:span></text:p>
      <text:p text:style-name="P32"><text:span text:style-name="Основной_20_шрифт_20_абзаца"><text:span text:style-name="T43"><text:tab/><text:tab/><text:tab/><text:tab/>ASSUME <text:tab/>CS:CODE, DS:DATA, SS:AStack</text:span></text:span></text:p>
      <text:p text:style-name="P32"><text:span text:style-name="Основной_20_шрифт_20_абзаца"><text:span text:style-name="T43"><text:s/>0000<text:tab/><text:tab/><text:tab/><text:tab/>Main<text:tab/>PROC FAR</text:span></text:span></text:p>
      <text:p text:style-name="P32"><text:span text:style-name="Основной_20_шрифт_20_абзаца"><text:span text:style-name="T43"><text:s/>0000 <text:s/>1E<text:tab/><text:tab/><text:tab/><text:tab/>push DS</text:span></text:span></text:p>
      <text:p text:style-name="P32"><text:span text:style-name="Основной_20_шрифт_20_абзаца"><text:span text:style-name="T43"><text:s/>0001 <text:s/>2B C0<text:tab/><text:tab/><text:tab/><text:tab/>sub AX,AX</text:span></text:span></text:p>
      <text:p text:style-name="P32"><text:span text:style-name="Основной_20_шрифт_20_абзаца"><text:span text:style-name="T43"><text:s/>0003 <text:s/>50<text:tab/><text:tab/><text:tab/><text:tab/>push AX</text:span></text:span></text:p>
      <text:p text:style-name="P32"><text:span text:style-name="Основной_20_шрифт_20_абзаца"><text:span text:style-name="T43"><text:s/>0004 <text:s/>B8 ---- R<text:tab/><text:tab/><text:tab/>mov AX,DATA</text:span></text:span></text:p>
      <text:p text:style-name="P32"><text:span text:style-name="Основной_20_шрифт_20_абзаца"><text:span text:style-name="T43"><text:s/>0007 <text:s/>8E D8<text:tab/><text:tab/><text:tab/><text:tab/>mov DS,AX</text:span></text:span></text:p>
      <text:p text:style-name="P32"><text:span text:style-name="Основной_20_шрифт_20_абзаца"><text:span text:style-name="T43"><text:tab/><text:tab/><text:tab/><text:tab/>; Регистровая адресация</text:span></text:span></text:p>
      <text:p text:style-name="P32"><text:span text:style-name="Основной_20_шрифт_20_абзаца"><text:span text:style-name="T43"><text:s/>0009 <text:s/>B8 01F4<text:tab/><text:tab/><text:tab/><text:tab/>mov ax,n1</text:span></text:span></text:p>
      <text:p text:style-name="P32"><text:span text:style-name="Основной_20_шрифт_20_абзаца"><text:span text:style-name="T43"><text:s/>000C <text:s/>8B C8<text:tab/><text:tab/><text:tab/><text:tab/>mov cx,ax</text:span></text:span></text:p>
      <text:p text:style-name="P32"><text:span text:style-name="Основной_20_шрифт_20_абзаца"><text:span text:style-name="T43"><text:s/>000E <text:s/>B3 24<text:tab/><text:tab/><text:tab/><text:tab/>mov bl,EOL</text:span></text:span></text:p>
      <text:p text:style-name="P32"><text:span text:style-name="Основной_20_шрифт_20_абзаца"><text:span text:style-name="T43"><text:s/>0010 <text:s/>B7 CE<text:tab/><text:tab/><text:tab/><text:tab/>mov bh,n2</text:span></text:span></text:p>
      <text:p text:style-name="P32"><text:span text:style-name="Основной_20_шрифт_20_абзаца"><text:span text:style-name="T43"><text:tab/><text:tab/><text:tab/><text:tab/>; Прямая адресация</text:span></text:span></text:p>
      <text:p text:style-name="P32"><text:span text:style-name="Основной_20_шрифт_20_абзаца"><text:span text:style-name="T43"><text:s/>0012 <text:s/>C7 06 0002 R FFCE<text:tab/><text:tab/>mov mem2,n2</text:span></text:span></text:p>
      <text:p text:style-name="P32"><text:span text:style-name="Основной_20_шрифт_20_абзаца"><text:span text:style-name="T43"><text:s/>0018 <text:s/>BB 0006 R<text:tab/><text:tab/><text:tab/>mov bx,OFFSET vec1</text:span></text:span></text:p>
      <text:p text:style-name="P32"><text:span text:style-name="Основной_20_шрифт_20_абзаца"><text:span text:style-name="T43"><text:s/>001B <text:s/>A3 0000 R<text:tab/><text:tab/><text:tab/>mov mem1,ax</text:span></text:span></text:p>
      <text:p text:style-name="P32"><text:span text:style-name="Основной_20_шрифт_20_абзаца"><text:span text:style-name="T43"><text:tab/><text:tab/><text:tab/><text:tab/>; Косвенная адресация</text:span></text:span></text:p>
      <text:p text:style-name="P32"><text:span text:style-name="Основной_20_шрифт_20_абзаца"><text:span text:style-name="T43"><text:s/>001E <text:s/>8A 07<text:tab/><text:tab/><text:tab/><text:tab/>mov al,[bx]</text:span></text:span></text:p>
      <text:p text:style-name="P32"><text:span text:style-name="Основной_20_шрифт_20_абзаца"><text:span text:style-name="T43"><text:tab/><text:tab/><text:tab/><text:tab/><text:tab/>mov mem3,[bx]</text:span></text:span></text:p>
      <text:p text:style-name="P32"><text:span text:style-name="Основной_20_шрифт_20_абзаца"><text:span text:style-name="T43">lr2_comp.asm(35): error A2052: Improper operand type</text:span></text:span></text:p>
      <text:p text:style-name="P32"><text:span text:style-name="Основной_20_шрифт_20_абзаца"><text:span text:style-name="T43"><text:tab/><text:tab/><text:tab/><text:tab/>; Базированная адресация</text:span></text:span></text:p>
      <text:p text:style-name="P32"><text:span text:style-name="Основной_20_шрифт_20_абзаца"><text:span text:style-name="T43"><text:tab/><text:tab/><text:tab/><text:tab/><text:tab/>6mov al,[bx]+3</text:span></text:span></text:p>
      <text:p text:style-name="P32"><text:span text:style-name="Основной_20_шрифт_20_абзаца"><text:span text:style-name="T43">lr2_comp.asm(37): warning A4001: Extra characters on line</text:span></text:span></text:p>
      <text:p text:style-name="P32"><text:span text:style-name="Основной_20_шрифт_20_абзаца"><text:span text:style-name="T43"><text:s/>0020 <text:s/>8B 4F 03<text:tab/><text:tab/><text:tab/><text:tab/>mov cx,3[bx]</text:span></text:span></text:p>
      <text:p text:style-name="P32"><text:span text:style-name="Основной_20_шрифт_20_абзаца"><text:span text:style-name="T43"><text:tab/><text:tab/><text:tab/><text:tab/>; Индексная адресация</text:span></text:span></text:p>
      <text:p text:style-name="P32"><text:span text:style-name="Основной_20_шрифт_20_абзаца"><text:span text:style-name="T43"><text:s/>0023 <text:s/>BF 0002<text:tab/><text:tab/><text:tab/><text:tab/>mov di,ind</text:span></text:span></text:p>
      <text:p text:style-name="P32"><text:span text:style-name="Основной_20_шрифт_20_абзаца"><text:span text:style-name="T43"><text:s/>0026 <text:s/>8A 85 000E R<text:tab/><text:tab/><text:tab/>mov al,vec2[di]</text:span></text:span></text:p>
      <text:p text:style-name="P32"><text:span text:style-name="Основной_20_шрифт_20_абзаца"><text:span text:style-name="T43"><text:s/>002A <text:s/>8B 8D 000E R<text:tab/><text:tab/><text:tab/>mov cx,vec2[di]</text:span></text:span></text:p>
      <text:p text:style-name="P32"><text:span text:style-name="Основной_20_шрифт_20_абзаца"><text:span text:style-name="T43">lr2_comp.asm(42): warning A4031: Operand types must match</text:span></text:span></text:p>
      <text:p text:style-name="P32"><text:span text:style-name="Основной_20_шрифт_20_абзаца"><text:span text:style-name="T43"><text:tab/><text:tab/><text:tab/><text:tab/>; Адресация с базированием и индексированием</text:span></text:span></text:p>
      <text:p text:style-name="P32"><text:span text:style-name="Основной_20_шрифт_20_абзаца"><text:span text:style-name="T43"><text:s/>002E <text:s/>BB 0003<text:tab/><text:tab/><text:tab/><text:tab/>mov bx,3</text:span></text:span></text:p>
      <text:p text:style-name="P32"><text:span text:style-name="Основной_20_шрифт_20_абзаца"><text:span text:style-name="T43"><text:s/>0031 <text:s/>8A 81 0016 R<text:tab/><text:tab/><text:tab/>mov al,matr[bx][di]</text:span></text:span></text:p>
      <text:p text:style-name="P32"><text:soft-page-break/><text:span text:style-name="Основной_20_шрифт_20_абзаца"><text:span text:style-name="T43"><text:s/>0035 <text:s/>8B 89 0016 R<text:tab/><text:tab/><text:tab/>mov cx,matr[bx][di]</text:span></text:span></text:p>
      <text:p text:style-name="P32"><text:span text:style-name="Основной_20_шрифт_20_абзаца"><text:span text:style-name="T43">lr2_comp.asm(46): warning A4031: Operand types must match</text:span></text:span></text:p>
      <text:p text:style-name="P32"><text:span text:style-name="Основной_20_шрифт_20_абзаца"><text:span text:style-name="T43"/></text:span></text:p>
      <text:p text:style-name="P58"><text:span text:style-name="Основной_20_шрифт_20_абзаца"><text:span text:style-name="T43">#Microsoft (R) Macro Assembler Version 5.10 <text:s text:c="17"/>2/5/21 15:57:33<text:line-break/></text:span></text:span></text:p>
      <text:p text:style-name="P32"><text:span text:style-name="Основной_20_шрифт_20_абзаца"><text:span text:style-name="T43"><text:s text:c="61"/>Page <text:s text:c="4"/>1-2</text:span></text:span></text:p>
      <text:p text:style-name="P32"><text:span text:style-name="Основной_20_шрифт_20_абзаца"><text:span text:style-name="T43"/></text:span></text:p>
      <text:p text:style-name="P32"><text:span text:style-name="Основной_20_шрифт_20_абзаца"><text:span text:style-name="T43"/></text:span></text:p>
      <text:p text:style-name="P32"><text:span text:style-name="Основной_20_шрифт_20_абзаца"><text:span text:style-name="T43"><text:s/>0039 <text:s/>8B 85 0022 R<text:tab/><text:tab/><text:tab/>mov ax,matr[bx*4][di]</text:span></text:span></text:p>
      <text:p text:style-name="P32"><text:span text:style-name="Основной_20_шрифт_20_абзаца"><text:span text:style-name="T43">lr2_comp.asm(47): error A2055: Illegal register value</text:span></text:span></text:p>
      <text:p text:style-name="P32"><text:span text:style-name="Основной_20_шрифт_20_абзаца"><text:span text:style-name="T43"><text:tab/><text:tab/><text:tab/><text:tab/>; ПРОВЕРКА РЕЖИМОВ АДРЕСАЦИИ С УЧЕТОМ СЕГМЕНТОВ</text:span></text:span></text:p>
      <text:p text:style-name="P32"><text:span text:style-name="Основной_20_шрифт_20_абзаца"><text:span text:style-name="T43"><text:tab/><text:tab/><text:tab/><text:tab/>; Переопределение сегмента</text:span></text:span></text:p>
      <text:p text:style-name="P32"><text:span text:style-name="Основной_20_шрифт_20_абзаца"><text:span text:style-name="T43"><text:tab/><text:tab/><text:tab/><text:tab/>; ------ вариант 1</text:span></text:span></text:p>
      <text:p text:style-name="P32"><text:span text:style-name="Основной_20_шрифт_20_абзаца"><text:span text:style-name="T43"><text:s/>003D <text:s/>B8 ---- R<text:tab/><text:tab/><text:tab/>mov ax, SEG vec2</text:span></text:span></text:p>
      <text:p text:style-name="P32"><text:span text:style-name="Основной_20_шрифт_20_абзаца"><text:span text:style-name="T43"><text:s/>0040 <text:s/>8E C0<text:tab/><text:tab/><text:tab/><text:tab/>mov es, ax</text:span></text:span></text:p>
      <text:p text:style-name="P32"><text:span text:style-name="Основной_20_шрифт_20_абзаца"><text:span text:style-name="T43"><text:s/>0042 <text:s/>26: 8B 07<text:tab/><text:tab/><text:tab/>mov ax, es:[bx]</text:span></text:span></text:p>
      <text:p text:style-name="P32"><text:span text:style-name="Основной_20_шрифт_20_абзаца"><text:span text:style-name="T43"><text:s/>0045 <text:s/>B8 0000<text:tab/><text:tab/><text:tab/><text:tab/>mov ax, 0</text:span></text:span></text:p>
      <text:p text:style-name="P32"><text:span text:style-name="Основной_20_шрифт_20_абзаца"><text:span text:style-name="T43"><text:tab/><text:tab/><text:tab/><text:tab/>; ------ вариант 2</text:span></text:span></text:p>
      <text:p text:style-name="P32"><text:span text:style-name="Основной_20_шрифт_20_абзаца"><text:span text:style-name="T43"><text:s/>0048 <text:s/>8E C0<text:tab/><text:tab/><text:tab/><text:tab/>mov es, ax</text:span></text:span></text:p>
      <text:p text:style-name="P32"><text:span text:style-name="Основной_20_шрифт_20_абзаца"><text:span text:style-name="T43"><text:s/>004A <text:s/>1E<text:tab/><text:tab/><text:tab/><text:tab/>push ds</text:span></text:span></text:p>
      <text:p text:style-name="P32"><text:span text:style-name="Основной_20_шрифт_20_абзаца"><text:span text:style-name="T43"><text:s/>004B <text:s/>07<text:tab/><text:tab/><text:tab/><text:tab/>pop es</text:span></text:span></text:p>
      <text:p text:style-name="P32"><text:span text:style-name="Основной_20_шрифт_20_абзаца"><text:span text:style-name="T43"><text:s/>004C <text:s/>26: 8B 4F FF<text:tab/><text:tab/><text:tab/>mov cx, es:[bx-1]</text:span></text:span></text:p>
      <text:p text:style-name="P32"><text:span text:style-name="Основной_20_шрифт_20_абзаца"><text:span text:style-name="T43"><text:s/>0050 <text:s/>91<text:tab/><text:tab/><text:tab/><text:tab/>xchg cx,ax</text:span></text:span></text:p>
      <text:p text:style-name="P32"><text:span text:style-name="Основной_20_шрифт_20_абзаца"><text:span text:style-name="T43"><text:tab/><text:tab/><text:tab/><text:tab/>; ------ вариант 3</text:span></text:span></text:p>
      <text:p text:style-name="P32"><text:span text:style-name="Основной_20_шрифт_20_абзаца"><text:span text:style-name="T43"><text:s/>0051 <text:s/>BF 0002<text:tab/><text:tab/><text:tab/><text:tab/>mov di,ind</text:span></text:span></text:p>
      <text:p text:style-name="P32"><text:span text:style-name="Основной_20_шрифт_20_абзаца"><text:span text:style-name="T43"><text:s/>0054 <text:s/>26: 89 01<text:tab/><text:tab/><text:tab/>mov es:[bx+di],ax</text:span></text:span></text:p>
      <text:p text:style-name="P32"><text:span text:style-name="Основной_20_шрифт_20_абзаца"><text:span text:style-name="T43"><text:tab/><text:tab/><text:tab/><text:tab/>; ------ вариант 4</text:span></text:span></text:p>
      <text:p text:style-name="P32"><text:span text:style-name="Основной_20_шрифт_20_абзаца"><text:span text:style-name="T43"><text:s/>0057 <text:s/>8B EC<text:tab/><text:tab/><text:tab/><text:tab/>mov bp,sp</text:span></text:span></text:p>
      <text:p text:style-name="P32"><text:span text:style-name="Основной_20_шрифт_20_абзаца"><text:span text:style-name="T43"><text:s/>0059 <text:s/>3E: 8B 86 0016 R<text:tab/><text:tab/><text:tab/>mov ax,matr[bp+bx]</text:span></text:span></text:p>
      <text:p text:style-name="P32"><text:span text:style-name="Основной_20_шрифт_20_абзаца"><text:span text:style-name="T43">lr2_comp.asm(66): error A2046: Multiple base registers</text:span></text:span></text:p>
      <text:p text:style-name="P32"><text:span text:style-name="Основной_20_шрифт_20_абзаца"><text:span text:style-name="T43"><text:s/>005E <text:s/>3E: 8B 83 0016 R<text:tab/><text:tab/><text:tab/>mov ax,matr[bp+di+si]</text:span></text:span></text:p>
      <text:p text:style-name="P32"><text:span text:style-name="Основной_20_шрифт_20_абзаца"><text:span text:style-name="T43">lr2_comp.asm(67): error A2047: Multiple index registers</text:span></text:span></text:p>
      <text:p text:style-name="P32"><text:span text:style-name="Основной_20_шрифт_20_абзаца"><text:span text:style-name="T43"><text:tab/><text:tab/><text:tab/><text:tab/>; Использование сегмента стека</text:span></text:span></text:p>
      <text:p text:style-name="P32"><text:span text:style-name="Основной_20_шрифт_20_абзаца"><text:span text:style-name="T43"><text:s/>0063 <text:s/>FF 36 0000 R<text:tab/><text:tab/><text:tab/>push mem1</text:span></text:span></text:p>
      <text:p text:style-name="P32"><text:span text:style-name="Основной_20_шрифт_20_абзаца"><text:span text:style-name="T43"><text:s/>0067 <text:s/>FF 36 0002 R<text:tab/><text:tab/><text:tab/>push mem2</text:span></text:span></text:p>
      <text:p text:style-name="P32"><text:soft-page-break/><text:span text:style-name="Основной_20_шрифт_20_абзаца"><text:span text:style-name="T43"><text:s/>006B <text:s/>8B EC<text:tab/><text:tab/><text:tab/><text:tab/>mov bp,sp</text:span></text:span></text:p>
      <text:p text:style-name="P32"><text:span text:style-name="Основной_20_шрифт_20_абзаца"><text:span text:style-name="T43"><text:s/>006D <text:s/>8B 56 02<text:tab/><text:tab/><text:tab/><text:tab/>mov dx,[bp]+2</text:span></text:span></text:p>
      <text:p text:style-name="P32"><text:span text:style-name="Основной_20_шрифт_20_абзаца"><text:span text:style-name="T43"><text:s/>0070 <text:s/>CA 0002<text:tab/><text:tab/><text:tab/><text:tab/>ret 2</text:span></text:span></text:p>
      <text:p text:style-name="P32"><text:span text:style-name="Основной_20_шрифт_20_абзаца"><text:span text:style-name="T43"><text:s/>0073<text:tab/><text:tab/><text:tab/><text:tab/>Main<text:tab/>ENDP</text:span></text:span></text:p>
      <text:p text:style-name="P32"><text:span text:style-name="Основной_20_шрифт_20_абзаца"><text:span text:style-name="T43">lr2_comp.asm(74): error A2006: Phase error between passes</text:span></text:span></text:p>
      <text:p text:style-name="P32"><text:span text:style-name="Основной_20_шрифт_20_абзаца"><text:span text:style-name="T43"><text:s/>0073<text:tab/><text:tab/><text:tab/><text:tab/>CODE<text:tab/>ENDS</text:span></text:span></text:p>
      <text:p text:style-name="P32"><text:span text:style-name="Основной_20_шрифт_20_абзаца"><text:span text:style-name="T43"><text:tab/><text:tab/><text:tab/><text:tab/>END Main</text:span></text:span></text:p>
      <text:p text:style-name="P56"/>
      <text:p text:style-name="P13">Были обнаружены и закомментированы <text:span text:style-name="T53">4</text:span> ошиб<text:span text:style-name="T55">ки</text:span>:</text:p>
      <text:p text:style-name="P28">mov mem3,[bx]</text:p>
      <text:p text:style-name="P29">mov ax,matr[bx*4][di]</text:p>
      <text:p text:style-name="P29">mov ax,matr[bp+bx]</text:p>
      <text:p text:style-name="P57"><text:span text:style-name="T51">mov ax,matr[bp+di+si]</text:span></text:p>
      <text:p text:style-name="P57"><text:span text:style-name="T51"/></text:p>
      <text:p text:style-name="P59">Подробное описание ошибок:</text:p>
      <text:p text:style-name="P19"><text:span text:style-name="T55">1) </text:span>mov mem3,[bx] </text:p>
      <text:p text:style-name="P5"><text:span text:style-name="Основной_20_шрифт_20_абзаца"><text:span text:style-name="T12">Ошибка</text:span></text:span><text:span text:style-name="Основной_20_шрифт_20_абзаца"><text:span text:style-name="T7">: “Improper operand type”</text:span></text:span></text:p>
      <text:p text:style-name="P5"><text:span text:style-name="Основной_20_шрифт_20_абзаца"><text:span text:style-name="T13">Нельзя</text:span></text:span><text:span text:style-name="Основной_20_шрифт_20_абзаца"><text:span text:style-name="T12"> прямо передавать объекты с памяти в память. Если </text:span></text:span><text:span text:style-name="Основной_20_шрифт_20_абзаца"><text:span text:style-name="T13">нужно передать</text:span></text:span><text:span text:style-name="Основной_20_шрифт_20_абзаца"><text:span text:style-name="T12"> данные из ячейки [</text:span></text:span><text:span text:style-name="Основной_20_шрифт_20_абзаца"><text:span text:style-name="T7">bx</text:span></text:span><text:span text:style-name="Основной_20_шрифт_20_абзаца"><text:span text:style-name="T12">] в ячейку, на которую ссылается переменная </text:span></text:span><text:span text:style-name="Основной_20_шрифт_20_абзаца"><text:span text:style-name="T7">mem</text:span></text:span><text:span text:style-name="Основной_20_шрифт_20_абзаца"><text:span text:style-name="T12">3 то это следует делать через регистр </text:span></text:span><text:span text:style-name="Основной_20_шрифт_20_абзаца"><text:span text:style-name="T13">AX</text:span></text:span><text:span text:style-name="Основной_20_шрифт_20_абзаца"><text:span text:style-name="T12">.</text:span></text:span></text:p>
      <text:p text:style-name="P19"/>
      <text:p text:style-name="P19"><text:span text:style-name="T53">2) </text:span>mov ax,matr[bx*4][di]</text:p>
      <text:p text:style-name="P5"><text:span text:style-name="Основной_20_шрифт_20_абзаца"><text:span text:style-name="T12">Ошибка</text:span></text:span><text:span text:style-name="Основной_20_шрифт_20_абзаца"><text:span text:style-name="T7">: “Illegal register value”</text:span></text:span></text:p>
      <text:p text:style-name="P5"><text:span text:style-name="Основной_20_шрифт_20_абзаца"><text:span text:style-name="T12">Операцию умножение на число можно применять только к регистрам с префиксом </text:span></text:span><text:span text:style-name="Основной_20_шрифт_20_абзаца"><text:span text:style-name="T8">E</text:span></text:span><text:span text:style-name="Основной_20_шрифт_20_абзаца"><text:span text:style-name="T12">. </text:span></text:span></text:p>
      <text:p text:style-name="P5"><text:span text:style-name="Основной_20_шрифт_20_абзаца"><text:span text:style-name="T12"/></text:span></text:p>
      <text:p text:style-name="P20"><text:span text:style-name="T53">3) </text:span>mov ax,matr[bp+bx]</text:p>
      <text:p text:style-name="P6"><text:span text:style-name="Основной_20_шрифт_20_абзаца"><text:span text:style-name="T12">Ошибка</text:span></text:span><text:span text:style-name="Основной_20_шрифт_20_абзаца"><text:span text:style-name="T7">: “Multiple base registers”</text:span></text:span></text:p>
      <text:p text:style-name="P7"><text:span text:style-name="Основной_20_шрифт_20_абзаца"><text:span text:style-name="T9">Нельзя использовать более одного базового регистра</text:span></text:span><text:span text:style-name="Основной_20_шрифт_20_абзаца"><text:span text:style-name="T10">.</text:span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20"><text:soft-page-break/><text:span text:style-name="T53">4) </text:span>mov ax, matr[bp+di+si]</text:p>
      <text:p text:style-name="P6"><text:span text:style-name="Основной_20_шрифт_20_абзаца"><text:span text:style-name="T12">Ошибка</text:span></text:span><text:span text:style-name="Основной_20_шрифт_20_абзаца"><text:span text:style-name="T7">: “Multiple index registers”</text:span></text:span></text:p>
      <text:h text:style-name="P47" text:outline-level="3"><text:span text:style-name="Основной_20_шрифт_20_абзаца"><text:span text:style-name="T9">Нельзя использовать более одного индексного регистра, </text:span></text:span><text:span text:style-name="Основной_20_шрифт_20_абзаца"><text:span text:style-name="T15">а также н</text:span></text:span><text:span text:style-name="Основной_20_шрифт_20_абзаца"><text:span text:style-name="T14">ельзя использовать более двух регистров.</text:span></text:span></text:h>
      <text:p text:style-name="P17"><text:s/></text:p>
      <text:p text:style-name="P15">Выводы.</text:p>
      <text:p text:style-name="P14"><text:span text:style-name="T55">В ходе выполнения лабораторной работы п</text:span>олучены навыки в области отладки программы на языке ассемблера и нахождения ошибок в готовой программе; <text:span text:style-name="T55">кроме того,</text:span> <text:span text:style-name="T55">у</text:span>своены знания в области регистровой адресации.</text:p>
      <text:p text:style-name="P33"><text:bookmark text:name="_GoBack"/></text:p>
      <text:p text:style-name="P34"><text:span text:style-name="Название_20_книги"><text:span text:style-name="T21">Протокол</text:span></text:span></text:p>
      <text:p text:style-name="P24"/>
      <text:p text:style-name="P18"/>
      <text:p text:style-name="P30"><text:span text:style-name="Основной_20_шрифт_20_абзаца"><text:span text:style-name="T11">Начальные значения регистров</text:span></text:span><text:span text:style-name="Основной_20_шрифт_20_абзаца"><text:span text:style-name="T6">:</text:span></text:span></text:p>
      <text:p text:style-name="P25">CS = <text:span text:style-name="T54">1</text:span><text:span text:style-name="T56">A0A</text:span>, DS=<text:span text:style-name="T56">19F5</text:span>, ES=<text:span text:style-name="T56">19F5</text:span>, SS=<text:span text:style-name="T56">1A05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5"><text:span text:style-name="Основной_20_шрифт_20_абзаца"><text:span text:style-name="T11">Адрес команды</text:span></text:span></text:p>
          </table:table-cell>
          <table:table-cell table:style-name="Таблица2.A1" table:number-rows-spanned="2" office:value-type="string">
            <text:p text:style-name="P5"><text:span text:style-name="Основной_20_шрифт_20_абзаца"><text:span text:style-name="T11">Символический код команды</text:span></text:span></text:p>
          </table:table-cell>
          <table:table-cell table:style-name="Таблица2.A1" table:number-rows-spanned="2" office:value-type="string">
            <text:p text:style-name="P5"><text:span text:style-name="Основной_20_шрифт_20_абзаца"><text:span text:style-name="T11">16-ричный код команды</text:span></text:span></text:p>
          </table:table-cell>
          <table:table-cell table:style-name="Таблица2.A1" table:number-columns-spanned="2" office:value-type="string">
            <text:p text:style-name="P5"><text:span text:style-name="Основной_20_шрифт_20_абзаца"><text:span text:style-name="T11">Содержимое регистров и ячеек памяти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2.A1" office:value-type="string">
            <text:p text:style-name="P35"><text:span text:style-name="Основной_20_шрифт_20_абзаца"><text:span text:style-name="T11">До выполнения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11">После выполнения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29">000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PUSH D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1E</text:span></text:span></text:p>
          </table:table-cell>
          <table:table-cell table:style-name="Таблица2.A1" office:value-type="string">
            <text:p text:style-name="P36"><text:span text:style-name="Название_20_книги"><text:span text:style-name="T29">DS= </text:span></text:span><text:span text:style-name="Название_20_книги"><text:span text:style-name="T24">19F5</text:span></text:span></text:p>
            <text:p text:style-name="P35"><text:span text:style-name="Название_20_книги"><text:span text:style-name="T29">SP=0018</text:span></text:span></text:p>
            <text:p text:style-name="P35"><text:span text:style-name="Название_20_книги"><text:span text:style-name="T29">STACK=+0|0000</text:span></text:span></text:p>
            <text:p text:style-name="P35"><text:span text:style-name="Название_20_книги"><text:span text:style-name="T29">IP=0000</text:span></text:span></text:p>
          </table:table-cell>
          <table:table-cell table:style-name="Таблица2.A1" office:value-type="string">
            <text:p text:style-name="P36"><text:span text:style-name="Название_20_книги"><text:span text:style-name="T29">DS= </text:span></text:span><text:span text:style-name="Название_20_книги"><text:span text:style-name="T24">19F5</text:span></text:span></text:p>
            <text:p text:style-name="P35"><text:span text:style-name="Название_20_книги"><text:span text:style-name="T29">SP=0016</text:span></text:span></text:p>
            <text:p text:style-name="P36"><text:span text:style-name="Название_20_книги"><text:span text:style-name="T29">STACK=+0| </text:span></text:span><text:span text:style-name="Название_20_книги"><text:span text:style-name="T25">19F5</text:span></text:span></text:p>
            <text:p text:style-name="P35"><text:span text:style-name="Название_20_книги"><text:span text:style-name="T29">IP=000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01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SUB AX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2BC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000</text:span></text:span></text:p>
            <text:p text:style-name="P35"><text:span text:style-name="Название_20_книги"><text:span text:style-name="T29">IP=0001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000</text:span></text:span></text:p>
            <text:p text:style-name="P35"><text:span text:style-name="Название_20_книги"><text:span text:style-name="T29">IP=000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0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PUSH 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5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000</text:span></text:span></text:p>
            <text:p text:style-name="P35"><text:span text:style-name="Название_20_книги"><text:span text:style-name="T29">SP=0016</text:span></text:span></text:p>
            <text:p text:style-name="P37"><text:span text:style-name="Название_20_книги"><text:span text:style-name="T29">STACK=+0|</text:span></text:span><text:span text:style-name="Название_20_книги"><text:span text:style-name="T28">19</text:span></text:span><text:span text:style-name="Название_20_книги"><text:span text:style-name="T25">F5</text:span></text:span></text:p>
            <text:p text:style-name="P35"><text:span text:style-name="Название_20_книги"><text:span text:style-name="T29">IP=0003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000</text:span></text:span></text:p>
            <text:p text:style-name="P35"><text:span text:style-name="Название_20_книги"><text:span text:style-name="T29">SP=0014</text:span></text:span></text:p>
            <text:p text:style-name="P35"><text:span text:style-name="Название_20_книги"><text:span text:style-name="T29">STACK=+0|0000</text:span></text:span></text:p>
            <text:p text:style-name="P37"><text:span text:style-name="Название_20_книги"><text:span text:style-name="T29"><text:s text:c="15"/>+2|</text:span></text:span><text:span text:style-name="Название_20_книги"><text:span text:style-name="T25">19F5</text:span></text:span></text:p>
            <text:p text:style-name="P35"><text:span text:style-name="Название_20_книги"><text:span text:style-name="T29">IP=0004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0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AX,</text:span></text:span><text:span text:style-name="Название_20_книги"><text:span text:style-name="T37">1A0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B8</text:span></text:span><text:span text:style-name="Название_20_книги"><text:span text:style-name="T37">071A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000</text:span></text:span></text:p>
            <text:p text:style-name="P35"><text:span text:style-name="Название_20_книги"><text:span text:style-name="T29">IP=0004</text:span></text:span></text:p>
          </table:table-cell>
          <table:table-cell table:style-name="Таблица2.A1" office:value-type="string">
            <text:p text:style-name="P37"><text:span text:style-name="Название_20_книги"><text:span text:style-name="T29">AX=</text:span></text:span><text:span text:style-name="Название_20_книги"><text:span text:style-name="T37">1A07</text:span></text:span></text:p>
            <text:p text:style-name="P35"><text:span text:style-name="Название_20_книги"><text:span text:style-name="T29">IP=000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0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D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ED8</text:span></text:span></text:p>
          </table:table-cell>
          <table:table-cell table:style-name="Таблица2.A1" office:value-type="string">
            <text:p text:style-name="P37"><text:span text:style-name="Название_20_книги"><text:span text:style-name="T29">AX=</text:span></text:span><text:span text:style-name="Название_20_книги"><text:span text:style-name="T37">1A07</text:span></text:span></text:p>
            <text:p text:style-name="P37"><text:span text:style-name="Название_20_книги"><text:span text:style-name="T29">DS= </text:span></text:span><text:span text:style-name="Название_20_книги"><text:span text:style-name="T25">19F5</text:span></text:span></text:p>
            <text:p text:style-name="P35"><text:span text:style-name="Название_20_книги"><text:span text:style-name="T29">IP=0007</text:span></text:span></text:p>
          </table:table-cell>
          <table:table-cell table:style-name="Таблица2.A1" office:value-type="string">
            <text:p text:style-name="P37"><text:span text:style-name="Название_20_книги"><text:span text:style-name="T29">AX=</text:span></text:span><text:span text:style-name="Название_20_книги"><text:span text:style-name="T37">1A07</text:span></text:span></text:p>
            <text:p text:style-name="P37"><text:span text:style-name="Название_20_книги"><text:span text:style-name="T29">DS=</text:span></text:span><text:span text:style-name="Название_20_книги"><text:span text:style-name="T37">1A07</text:span></text:span></text:p>
            <text:p text:style-name="P35"><text:span text:style-name="Название_20_книги"><text:span text:style-name="T29">IP=000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0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AX,01F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B8F401</text:span></text:span></text:p>
          </table:table-cell>
          <table:table-cell table:style-name="Таблица2.A1" office:value-type="string">
            <text:p text:style-name="P38"><text:span text:style-name="Название_20_книги"><text:span text:style-name="T29">AX=</text:span></text:span><text:span text:style-name="Название_20_книги"><text:span text:style-name="T37">1A07</text:span></text:span></text:p>
            <text:p text:style-name="P35"><text:span text:style-name="Название_20_книги"><text:span text:style-name="T29">IP=0009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F4</text:span></text:span></text:p>
            <text:p text:style-name="P35"><text:span text:style-name="Название_20_книги"><text:span text:style-name="T29">IP=000C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0C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CX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BC8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F4</text:span></text:span></text:p>
            <text:p text:style-name="P35"><text:span text:style-name="Название_20_книги"><text:span text:style-name="T29">CX=00</text:span></text:span><text:span text:style-name="Название_20_книги"><text:span text:style-name="T30">B0</text:span></text:span></text:p>
            <text:p text:style-name="P35"><text:span text:style-name="Название_20_книги"><text:span text:style-name="T29">IP=000C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F4</text:span></text:span></text:p>
            <text:p text:style-name="P35"><text:span text:style-name="Название_20_книги"><text:span text:style-name="T29">CX=01F4</text:span></text:span></text:p>
            <text:p text:style-name="P35"><text:span text:style-name="Название_20_книги"><text:span text:style-name="T29">IP=000E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0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BL,2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B324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BX=0000</text:span></text:span></text:p>
            <text:p text:style-name="P35"><text:span text:style-name="Название_20_книги"><text:span text:style-name="T29">IP=000E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BX=0024</text:span></text:span></text:p>
            <text:p text:style-name="P35"><text:span text:style-name="Название_20_книги"><text:span text:style-name="T29">IP=001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1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BH,C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B7CE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BX=0024</text:span></text:span></text:p>
            <text:p text:style-name="P35"><text:span text:style-name="Название_20_книги"><text:span text:style-name="T29">IP=001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BX=CE24</text:span></text:span></text:p>
            <text:p text:style-name="P35"><text:span text:style-name="Название_20_книги"><text:span text:style-name="T29">IP=0012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1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[0002],FFC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C7060200CEFF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IP=0012</text:span></text:span></text:p>
            <text:p text:style-name="P35"><text:span text:style-name="Название_20_книги"><text:span text:style-name="T29">ds[0002]=00</text:span></text:span></text:p>
            <text:p text:style-name="P35"><text:span text:style-name="Название_20_книги"><text:span text:style-name="T29">ds[0003]=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IP=0018</text:span></text:span></text:p>
            <text:p text:style-name="P35"><text:span text:style-name="Название_20_книги"><text:span text:style-name="T29">ds[0002]=CE</text:span></text:span></text:p>
            <text:p text:style-name="P35"><text:span text:style-name="Название_20_книги"><text:span text:style-name="T29">ds[0003]=FF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1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BX, 0006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BB06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BX=CE24</text:span></text:span></text:p>
            <text:p text:style-name="P35"><text:soft-page-break/><text:span text:style-name="Название_20_книги"><text:span text:style-name="T29">IP=0018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BX=0006</text:span></text:span></text:p>
            <text:p text:style-name="P35"><text:soft-page-break/><text:span text:style-name="Название_20_книги"><text:span text:style-name="T29">IP=001B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1B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[0000]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A300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F4</text:span></text:span></text:p>
            <text:p text:style-name="P35"><text:span text:style-name="Название_20_книги"><text:span text:style-name="T29">IP=001B</text:span></text:span></text:p>
            <text:p text:style-name="P35"><text:span text:style-name="Название_20_книги"><text:span text:style-name="T29">ds[0000]=00</text:span></text:span></text:p>
            <text:p text:style-name="P35"><text:span text:style-name="Название_20_книги"><text:span text:style-name="T29">ds[0001]=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F4</text:span></text:span></text:p>
            <text:p text:style-name="P35"><text:span text:style-name="Название_20_книги"><text:span text:style-name="T29">IP=001E</text:span></text:span></text:p>
            <text:p text:style-name="P35"><text:span text:style-name="Название_20_книги"><text:span text:style-name="T29">ds[0000]=F4</text:span></text:span></text:p>
            <text:p text:style-name="P35"><text:span text:style-name="Название_20_книги"><text:span text:style-name="T29">ds[0001]=0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1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AL,[BX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A07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F4</text:span></text:span></text:p>
            <text:p text:style-name="P35"><text:span text:style-name="Название_20_книги"><text:span text:style-name="T29">ds[BX]=</text:span></text:span></text:p>
            <text:p text:style-name="P35"><text:span text:style-name="Название_20_книги"><text:span text:style-name="T29">ds[0006]=</text:span></text:span><text:span text:style-name="Название_20_книги"><text:span text:style-name="T37">15</text:span></text:span></text:p>
            <text:p text:style-name="P35"><text:span text:style-name="Название_20_книги"><text:span text:style-name="T29">IP=001E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</text:span></text:span><text:span text:style-name="Название_20_книги"><text:span text:style-name="T37">15</text:span></text:span></text:p>
            <text:p text:style-name="P35"><text:span text:style-name="Название_20_книги"><text:span text:style-name="T29">ds[BX]=</text:span></text:span></text:p>
            <text:p text:style-name="P35"><text:span text:style-name="Название_20_книги"><text:span text:style-name="T29">ds[0006]=</text:span></text:span><text:span text:style-name="Название_20_книги"><text:span text:style-name="T37">15</text:span></text:span></text:p>
            <text:p text:style-name="P35"><text:span text:style-name="Название_20_книги"><text:span text:style-name="T29">IP=002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2</text:span></text:span><text:span text:style-name="Название_20_книги"><text:span text:style-name="T47">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CX,[BX+03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B4F03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CX=01F4</text:span></text:span></text:p>
            <text:p text:style-name="P35"><text:span text:style-name="Название_20_книги"><text:span text:style-name="T29">ds[BX+03]=</text:span></text:span></text:p>
            <text:p text:style-name="P35"><text:span text:style-name="Название_20_книги"><text:span text:style-name="T29">ds[0009]=</text:span></text:span><text:span text:style-name="Название_20_книги"><text:span text:style-name="T37">18</text:span></text:span></text:p>
            <text:p text:style-name="P35"><text:span text:style-name="Название_20_книги"><text:span text:style-name="T29">ds[000A]=</text:span></text:span><text:span text:style-name="Название_20_книги"><text:span text:style-name="T37">1C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7">2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CX=</text:span></text:span><text:span text:style-name="Название_20_книги"><text:span text:style-name="T38">1C18</text:span></text:span></text:p>
            <text:p text:style-name="P35"><text:span text:style-name="Название_20_книги"><text:span text:style-name="T29">ds[BX+03]=</text:span></text:span></text:p>
            <text:p text:style-name="P35"><text:span text:style-name="Название_20_книги"><text:span text:style-name="T29">ds[0009]=</text:span></text:span><text:span text:style-name="Название_20_книги"><text:span text:style-name="T38">18</text:span></text:span></text:p>
            <text:p text:style-name="P35"><text:span text:style-name="Название_20_книги"><text:span text:style-name="T29">ds[000A]=</text:span></text:span><text:span text:style-name="Название_20_книги"><text:span text:style-name="T38">1C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7">2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2</text:span></text:span><text:span text:style-name="Название_20_книги"><text:span text:style-name="T48">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DI, 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BF02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DI=0000</text:span></text:span></text:p>
            <text:p text:style-name="P35"><text:span text:style-name="Название_20_книги"><text:span text:style-name="T29">IP=002</text:span></text:span><text:span text:style-name="Название_20_книги"><text:span text:style-name="T38">3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DI=0002</text:span></text:span></text:p>
            <text:p text:style-name="P35"><text:span text:style-name="Название_20_книги"><text:span text:style-name="T29">IP=002</text:span></text:span><text:span text:style-name="Название_20_книги"><text:span text:style-name="T38">6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2</text:span></text:span><text:span text:style-name="Название_20_книги"><text:span text:style-name="T48">6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AL,[000E+DI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A850E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</text:span></text:span><text:span text:style-name="Название_20_книги"><text:span text:style-name="T38">15</text:span></text:span></text:p>
            <text:p text:style-name="P35"><text:span text:style-name="Название_20_книги"><text:span text:style-name="T29">ds[000E+DI]=</text:span></text:span></text:p>
            <text:p text:style-name="P35"><text:span text:style-name="Название_20_книги"><text:span text:style-name="T29">ds[0010]=</text:span></text:span><text:span text:style-name="Название_20_книги"><text:span text:style-name="T38">D8</text:span></text:span></text:p>
            <text:p text:style-name="P35"><text:span text:style-name="Название_20_книги"><text:span text:style-name="T29">IP=002</text:span></text:span><text:span text:style-name="Название_20_книги"><text:span text:style-name="T38">6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</text:span></text:span><text:span text:style-name="Название_20_книги"><text:span text:style-name="T38">D8</text:span></text:span></text:p>
            <text:p text:style-name="P35"><text:span text:style-name="Название_20_книги"><text:span text:style-name="T29">ds[000E+DI]=</text:span></text:span></text:p>
            <text:p text:style-name="P35"><text:span text:style-name="Название_20_книги"><text:span text:style-name="T29">ds[0010]=</text:span></text:span><text:span text:style-name="Название_20_книги"><text:span text:style-name="T38">D8</text:span></text:span></text:p>
            <text:p text:style-name="P35"><text:span text:style-name="Название_20_книги"><text:span text:style-name="T29">IP=002</text:span></text:span><text:span text:style-name="Название_20_книги"><text:span text:style-name="T38">A</text:span></text:span></text:p>
            <text:p text:style-name="P46"/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2</text:span></text:span><text:span text:style-name="Название_20_книги"><text:span text:style-name="T48">A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</text:span></text:span><text:span text:style-name="Название_20_книги"><text:span text:style-name="T38">C</text:span></text:span><text:span text:style-name="Название_20_книги"><text:span text:style-name="T29">X,</text:span></text:span><text:span text:style-name="Название_20_книги"><text:span text:style-name="T38">[000E+DI]</text:span></text:span></text:p>
          </table:table-cell>
          <table:table-cell table:style-name="Таблица2.A1" office:value-type="string">
            <text:p text:style-name="P53"><text:span text:style-name="Название_20_книги"><text:span text:style-name="T38">8B8D0E00</text:span></text:span></text:p>
          </table:table-cell>
          <table:table-cell table:style-name="Таблица2.A1" office:value-type="string">
            <text:p text:style-name="P60"><text:span text:style-name="Название_20_книги"><text:span text:style-name="T38">C</text:span></text:span><text:span text:style-name="Название_20_книги"><text:span text:style-name="T29">X=</text:span></text:span><text:span text:style-name="Название_20_книги"><text:span text:style-name="T38">1C18</text:span></text:span></text:p>
            <text:p text:style-name="P60"><text:span text:style-name="Название_20_книги"><text:span text:style-name="T38">dS[000E+DI] =</text:span></text:span></text:p>
            <text:p text:style-name="P60"><text:span text:style-name="Название_20_книги"><text:span text:style-name="T38">DS[0010] = D8</text:span></text:span></text:p>
            <text:p text:style-name="P60"><text:span text:style-name="Название_20_книги"><text:span text:style-name="T38">DS[0011] = CE</text:span></text:span></text:p>
            <text:p text:style-name="P60"><text:span text:style-name="Название_20_книги"><text:span text:style-name="T29">IP=002</text:span></text:span><text:span text:style-name="Название_20_книги"><text:span text:style-name="T38">A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38">C</text:span></text:span><text:span text:style-name="Название_20_книги"><text:span text:style-name="T29">X=</text:span></text:span><text:span text:style-name="Название_20_книги"><text:span text:style-name="T38">CED8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8">2E</text:span></text:span></text:p>
          </table:table-cell>
        </table:table-row>
        <table:table-row>
          <table:table-cell table:style-name="Таблица2.A20" office:value-type="string">
            <text:p text:style-name="P50">002E</text:p>
          </table:table-cell>
          <table:table-cell table:style-name="Таблица2.A20" office:value-type="string">
            <text:p text:style-name="P50">MOV BX, 0003</text:p>
          </table:table-cell>
          <table:table-cell table:style-name="Таблица2.A20" office:value-type="string">
            <text:p text:style-name="P50">BB0300</text:p>
          </table:table-cell>
          <table:table-cell table:style-name="Таблица2.A20" office:value-type="string">
            <text:p text:style-name="P61">BX = 0006</text:p>
            <text:p text:style-name="P61">IP = 002E</text:p>
          </table:table-cell>
          <table:table-cell table:style-name="Таблица2.A20" office:value-type="string">
            <text:p text:style-name="P61">BX = 0003</text:p>
            <text:p text:style-name="P61">IP = 0031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</text:span></text:span><text:span text:style-name="Название_20_книги"><text:span text:style-name="T48">31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AL,[0016 + BX + DI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A8116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0A</text:span></text:span></text:p>
            <text:p text:style-name="P35"><text:span text:style-name="Название_20_книги"><text:span text:style-name="T29">ds[0016+BX+DI]=</text:span></text:span></text:p>
            <text:p text:style-name="P39"><text:span text:style-name="Название_20_книги"><text:span text:style-name="T29">ds[001B]=</text:span></text:span><text:span text:style-name="Название_20_книги"><text:span text:style-name="T38">08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8">31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1</text:span></text:span><text:span text:style-name="Название_20_книги"><text:span text:style-name="T38">08</text:span></text:span></text:p>
            <text:p text:style-name="P35"><text:span text:style-name="Название_20_книги"><text:span text:style-name="T29">ds[0016+BX+DI]=</text:span></text:span></text:p>
            <text:p text:style-name="P35"><text:span text:style-name="Название_20_книги"><text:span text:style-name="T29">ds[001B]=</text:span></text:span><text:span text:style-name="Название_20_книги"><text:span text:style-name="T38">08</text:span></text:span></text:p>
            <text:p text:style-name="P35"><text:span text:style-name="Название_20_книги"><text:span text:style-name="T29">IP=003</text:span></text:span><text:span text:style-name="Название_20_книги"><text:span text:style-name="T38">5</text:span></text:span></text:p>
          </table:table-cell>
        </table:table-row>
        <table:table-row>
          <table:table-cell table:style-name="Таблица2.A20" office:value-type="string">
            <text:p text:style-name="P50">0035</text:p>
          </table:table-cell>
          <table:table-cell table:style-name="Таблица2.A20" office:value-type="string">
            <text:p text:style-name="P50">MOV CX, [0016 + BX + DI]</text:p>
          </table:table-cell>
          <table:table-cell table:style-name="Таблица2.A20" office:value-type="string">
            <text:p text:style-name="P50">8B891600</text:p>
          </table:table-cell>
          <table:table-cell table:style-name="Таблица2.A20" office:value-type="string">
            <text:p text:style-name="P61">CX = CED8</text:p>
            <text:p text:style-name="P61">DS[0016 + BX + DI] =</text:p>
            <text:p text:style-name="P61">DS[001B] = 08</text:p>
            <text:p text:style-name="P61">DS[001C] = FA</text:p>
            <text:p text:style-name="P62">IP = 0035</text:p>
          </table:table-cell>
          <table:table-cell table:style-name="Таблица2.A20" office:value-type="string">
            <text:p text:style-name="P61">CX = FA08</text:p>
            <text:p text:style-name="P61">IP = 0039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3</text:span></text:span><text:span text:style-name="Название_20_книги"><text:span text:style-name="T48">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AX,</text:span></text:span><text:span text:style-name="Название_20_книги"><text:span text:style-name="T38">1A0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B8</text:span></text:span><text:span text:style-name="Название_20_книги"><text:span text:style-name="T38">071A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</text:span></text:span><text:span text:style-name="Название_20_книги"><text:span text:style-name="T38">0108</text:span></text:span></text:p>
            <text:p text:style-name="P35"><text:soft-page-break/><text:span text:style-name="Название_20_книги"><text:span text:style-name="T29">IP=003</text:span></text:span><text:span text:style-name="Название_20_книги"><text:span text:style-name="T38">9</text:span></text:span></text:p>
          </table:table-cell>
          <table:table-cell table:style-name="Таблица2.A1" office:value-type="string">
            <text:p text:style-name="P39"><text:span text:style-name="Название_20_книги"><text:span text:style-name="T29">AX=</text:span></text:span><text:span text:style-name="Название_20_книги"><text:span text:style-name="T38">1A07</text:span></text:span></text:p>
            <text:p text:style-name="P35"><text:soft-page-break/><text:span text:style-name="Название_20_книги"><text:span text:style-name="T29">IP=003</text:span></text:span><text:span text:style-name="Название_20_книги"><text:span text:style-name="T38">C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3</text:span></text:span><text:span text:style-name="Название_20_книги"><text:span text:style-name="T48">C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E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EC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ES=</text:span></text:span><text:span text:style-name="Название_20_книги"><text:span text:style-name="T38">19F5</text:span></text:span></text:p>
            <text:p text:style-name="P39"><text:span text:style-name="Название_20_книги"><text:span text:style-name="T29">AX=</text:span></text:span><text:span text:style-name="Название_20_книги"><text:span text:style-name="T38">1A07</text:span></text:span></text:p>
            <text:p text:style-name="P35"><text:span text:style-name="Название_20_книги"><text:span text:style-name="T29">IP=003</text:span></text:span><text:span text:style-name="Название_20_книги"><text:span text:style-name="T38">C</text:span></text:span></text:p>
          </table:table-cell>
          <table:table-cell table:style-name="Таблица2.A1" office:value-type="string">
            <text:p text:style-name="P39"><text:span text:style-name="Название_20_книги"><text:span text:style-name="T29">ES=</text:span></text:span><text:span text:style-name="Название_20_книги"><text:span text:style-name="T38">1A07</text:span></text:span></text:p>
            <text:p text:style-name="P39"><text:span text:style-name="Название_20_книги"><text:span text:style-name="T29">AX=</text:span></text:span><text:span text:style-name="Название_20_книги"><text:span text:style-name="T38">1A07</text:span></text:span></text:p>
            <text:p text:style-name="P35"><text:span text:style-name="Название_20_книги"><text:span text:style-name="T29">IP=003</text:span></text:span><text:span text:style-name="Название_20_книги"><text:span text:style-name="T38">E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3</text:span></text:span><text:span text:style-name="Название_20_книги"><text:span text:style-name="T48">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AX,ES:[BX]</text:span></text:span></text:p>
          </table:table-cell>
          <table:table-cell table:style-name="Таблица2.A1" office:value-type="string">
            <text:p text:style-name="P8"><text:span text:style-name="Название_20_книги"><text:span text:style-name="T32">268B07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9">AX=</text:span></text:span><text:span text:style-name="Название_20_книги"><text:span text:style-name="T38">1A07</text:span></text:span></text:p>
            <text:p text:style-name="P40"><text:span text:style-name="Название_20_книги"><text:span text:style-name="T29">ES=</text:span></text:span><text:span text:style-name="Название_20_книги"><text:span text:style-name="T38">1A07</text:span></text:span></text:p>
            <text:p text:style-name="P35"><text:span text:style-name="Название_20_книги"><text:span text:style-name="T29">es[BX]=es[0003]=FF</text:span></text:span></text:p>
            <text:p text:style-name="P35"><text:span text:style-name="Название_20_книги"><text:span text:style-name="T29">es[0004]=00</text:span></text:span></text:p>
            <text:p text:style-name="P35"><text:span text:style-name="Название_20_книги"><text:span text:style-name="T29">IP=003</text:span></text:span><text:span text:style-name="Название_20_книги"><text:span text:style-name="T38">E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0ff</text:span></text:span></text:p>
            <text:p text:style-name="P40"><text:span text:style-name="Название_20_книги"><text:span text:style-name="T29">es=</text:span></text:span><text:span text:style-name="Название_20_книги"><text:span text:style-name="T38">1A07</text:span></text:span></text:p>
            <text:p text:style-name="P35"><text:span text:style-name="Название_20_книги"><text:span text:style-name="T29">es[bx]=es[0003]=ff</text:span></text:span></text:p>
            <text:p text:style-name="P35"><text:span text:style-name="Название_20_книги"><text:span text:style-name="T29">es[0004]=00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8">4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</text:span></text:span><text:span text:style-name="Название_20_книги"><text:span text:style-name="T49">41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AX,000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B800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0FF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9">41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0000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9">44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</text:span></text:span><text:span text:style-name="Название_20_книги"><text:span text:style-name="T49">4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E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EC0</text:span></text:span></text:p>
          </table:table-cell>
          <table:table-cell table:style-name="Таблица2.A1" office:value-type="string">
            <text:p text:style-name="P41"><text:span text:style-name="Название_20_книги"><text:span text:style-name="T29">ES=</text:span></text:span><text:span text:style-name="Название_20_книги"><text:span text:style-name="T39">1A07</text:span></text:span></text:p>
            <text:p text:style-name="P35"><text:span text:style-name="Название_20_книги"><text:span text:style-name="T29">AX=0000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9">44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ES=0000</text:span></text:span></text:p>
            <text:p text:style-name="P35"><text:span text:style-name="Название_20_книги"><text:span text:style-name="T29">AX=0000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6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4</text:span></text:span><text:span text:style-name="Название_20_книги"><text:span text:style-name="T49">6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PUSH D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1E</text:span></text:span></text:p>
          </table:table-cell>
          <table:table-cell table:style-name="Таблица2.A1" office:value-type="string">
            <text:p text:style-name="P41"><text:span text:style-name="Название_20_книги"><text:span text:style-name="T29">DS=</text:span></text:span><text:span text:style-name="Название_20_книги"><text:span text:style-name="T39">1A07</text:span></text:span></text:p>
            <text:p text:style-name="P35"><text:span text:style-name="Название_20_книги"><text:span text:style-name="T29">SP=0014</text:span></text:span></text:p>
            <text:p text:style-name="P35"><text:span text:style-name="Название_20_книги"><text:span text:style-name="T29">STACK=+0|0000</text:span></text:span></text:p>
            <text:p text:style-name="P42"><text:span text:style-name="Название_20_книги"><text:span text:style-name="T29"><text:s text:c="15"/>+2|</text:span></text:span><text:span text:style-name="Название_20_книги"><text:span text:style-name="T26">19F5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6</text:span></text:span></text:p>
          </table:table-cell>
          <table:table-cell table:style-name="Таблица2.A1" office:value-type="string">
            <text:p text:style-name="P42"><text:span text:style-name="Название_20_книги"><text:span text:style-name="T29">DS=</text:span></text:span><text:span text:style-name="Название_20_книги"><text:span text:style-name="T39">1A07</text:span></text:span></text:p>
            <text:p text:style-name="P35"><text:span text:style-name="Название_20_книги"><text:span text:style-name="T29">SP=0012</text:span></text:span></text:p>
            <text:p text:style-name="P41"><text:span text:style-name="Название_20_книги"><text:span text:style-name="T29">STACK=+0|</text:span></text:span><text:span text:style-name="Название_20_книги"><text:span text:style-name="T39">1A07</text:span></text:span></text:p>
            <text:p text:style-name="P35"><text:span text:style-name="Название_20_книги"><text:span text:style-name="T29"><text:s text:c="15"/>+2|0000</text:span></text:span></text:p>
            <text:p text:style-name="P42"><text:span text:style-name="Название_20_книги"><text:span text:style-name="T29"><text:s text:c="15"/>+4|</text:span></text:span><text:span text:style-name="Название_20_книги"><text:span text:style-name="T26">19F5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4</text:span></text:span><text:span text:style-name="Название_20_книги"><text:span text:style-name="T49">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POP E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07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SP=0012</text:span></text:span></text:p>
            <text:p text:style-name="P35"><text:span text:style-name="Название_20_книги"><text:span text:style-name="T29">ES=0000</text:span></text:span></text:p>
            <text:p text:style-name="P42"><text:span text:style-name="Название_20_книги"><text:span text:style-name="T29">STACK=+0|</text:span></text:span><text:span text:style-name="Название_20_книги"><text:span text:style-name="T39">1A07</text:span></text:span></text:p>
            <text:p text:style-name="P35"><text:span text:style-name="Название_20_книги"><text:span text:style-name="T29"><text:s text:c="15"/>+2|0000</text:span></text:span></text:p>
            <text:p text:style-name="P42"><text:span text:style-name="Название_20_книги"><text:span text:style-name="T29"><text:s text:c="15"/>+4|</text:span></text:span><text:span text:style-name="Название_20_книги"><text:span text:style-name="T26">19F5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7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SP=0014</text:span></text:span></text:p>
            <text:p text:style-name="P42"><text:span text:style-name="Название_20_книги"><text:span text:style-name="T29">ES=</text:span></text:span><text:span text:style-name="Название_20_книги"><text:span text:style-name="T39">1A07</text:span></text:span></text:p>
            <text:p text:style-name="P35"><text:span text:style-name="Название_20_книги"><text:span text:style-name="T29">STACK=+0|0000</text:span></text:span></text:p>
            <text:p text:style-name="P42"><text:span text:style-name="Название_20_книги"><text:span text:style-name="T29"><text:s text:c="15"/>+2|</text:span></text:span><text:span text:style-name="Название_20_книги"><text:span text:style-name="T22">30B0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8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4</text:span></text:span><text:span text:style-name="Название_20_книги"><text:span text:style-name="T49">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CX,ES:[BX-01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268B4FFF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CX=</text:span></text:span><text:span text:style-name="Название_20_книги"><text:span text:style-name="T39">FA08</text:span></text:span></text:p>
            <text:p text:style-name="P42"><text:span text:style-name="Название_20_книги"><text:span text:style-name="T29">ES=</text:span></text:span><text:span text:style-name="Название_20_книги"><text:span text:style-name="T39">1A07</text:span></text:span></text:p>
            <text:p text:style-name="P35"><text:span text:style-name="Название_20_книги"><text:span text:style-name="T29">es[BX-01]=</text:span></text:span></text:p>
            <text:p text:style-name="P35"><text:span text:style-name="Название_20_книги"><text:span text:style-name="T29">es[0002]=CE</text:span></text:span></text:p>
            <text:p text:style-name="P35"><text:span text:style-name="Название_20_книги"><text:span text:style-name="T29">es[0003]=FF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8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CX=FFCE</text:span></text:span></text:p>
            <text:p text:style-name="P42"><text:span text:style-name="Название_20_книги"><text:span text:style-name="T29">ES=</text:span></text:span><text:span text:style-name="Название_20_книги"><text:span text:style-name="T39">1A07</text:span></text:span></text:p>
            <text:p text:style-name="P35"><text:span text:style-name="Название_20_книги"><text:span text:style-name="T29">es[BX-01]</text:span></text:span></text:p>
            <text:p text:style-name="P35"><text:span text:style-name="Название_20_книги"><text:span text:style-name="T29">=es[0002]=CE</text:span></text:span></text:p>
            <text:p text:style-name="P35"><text:span text:style-name="Название_20_книги"><text:span text:style-name="T29">es[0003]=FF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C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4</text:span></text:span><text:span text:style-name="Название_20_книги"><text:span text:style-name="T49">C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XCHG AX,C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91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 = 0000</text:span></text:span></text:p>
            <text:p text:style-name="P35"><text:span text:style-name="Название_20_книги"><text:span text:style-name="T29">CX = FFCE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C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AX=FFCE</text:span></text:span></text:p>
            <text:p text:style-name="P35"><text:span text:style-name="Название_20_книги"><text:span text:style-name="T29">CX=0000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D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4</text:span></text:span><text:span text:style-name="Название_20_книги"><text:span text:style-name="T49">D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DI,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BF02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DI=0002</text:span></text:span></text:p>
            <text:p text:style-name="P35"><text:span text:style-name="Название_20_книги"><text:span text:style-name="T29">IP=004</text:span></text:span><text:span text:style-name="Название_20_книги"><text:span text:style-name="T39">D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DI=0002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9">5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</text:span></text:span><text:span text:style-name="Название_20_книги"><text:span text:style-name="T49">5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ES:</text:span></text:span><text:soft-page-break/><text:span text:style-name="Название_20_книги"><text:span text:style-name="T29">[BX+DI]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268901</text:span></text:span></text:p>
          </table:table-cell>
          <table:table-cell table:style-name="Таблица2.A1" office:value-type="string">
            <text:p text:style-name="P42"><text:span text:style-name="Название_20_книги"><text:span text:style-name="T29">ES=</text:span></text:span><text:span text:style-name="Название_20_книги"><text:span text:style-name="T39">1A07</text:span></text:span></text:p>
            <text:p text:style-name="P35"><text:soft-page-break/><text:span text:style-name="Название_20_книги"><text:span text:style-name="T29">es[BX+DI] = [0005]=</text:span></text:span></text:p>
            <text:p text:style-name="P35"><text:span text:style-name="Название_20_книги"><text:span text:style-name="T29">00</text:span></text:span></text:p>
            <text:p text:style-name="P35"><text:span text:style-name="Название_20_книги"><text:span text:style-name="T29">es[0006] = </text:span></text:span><text:span text:style-name="Название_20_книги"><text:span text:style-name="T39">15</text:span></text:span></text:p>
            <text:p text:style-name="P35"><text:span text:style-name="Название_20_книги"><text:span text:style-name="T29">AX=FFCE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9">50</text:span></text:span></text:p>
          </table:table-cell>
          <table:table-cell table:style-name="Таблица2.A1" office:value-type="string">
            <text:p text:style-name="P42"><text:span text:style-name="Название_20_книги"><text:span text:style-name="T29">ES=</text:span></text:span><text:span text:style-name="Название_20_книги"><text:span text:style-name="T39">1A07</text:span></text:span></text:p>
            <text:p text:style-name="P35"><text:soft-page-break/><text:span text:style-name="Название_20_книги"><text:span text:style-name="T29">es[0005] = CE</text:span></text:span></text:p>
            <text:p text:style-name="P35"><text:span text:style-name="Название_20_книги"><text:span text:style-name="T29">es[0006] = FF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9">5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</text:span></text:span><text:span text:style-name="Название_20_книги"><text:span text:style-name="T49">5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BP,SP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BEC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BP=0000</text:span></text:span></text:p>
            <text:p text:style-name="P35"><text:span text:style-name="Название_20_книги"><text:span text:style-name="T29">SP=0014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9">53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BP=0014</text:span></text:span></text:p>
            <text:p text:style-name="P35"><text:span text:style-name="Название_20_книги"><text:span text:style-name="T29">SP=0014</text:span></text:span></text:p>
            <text:p text:style-name="P35"><text:span text:style-name="Название_20_книги"><text:span text:style-name="T29">IP=005</text:span></text:span><text:span text:style-name="Название_20_книги"><text:span text:style-name="T39">5</text:span></text:span></text:p>
          </table:table-cell>
        </table:table-row>
        <table:table-row table:style-name="Таблица2.35">
          <table:table-cell table:style-name="Таблица2.A1" office:value-type="string">
            <text:p text:style-name="P5"><text:span text:style-name="Название_20_книги"><text:span text:style-name="T44">005</text:span></text:span><text:span text:style-name="Название_20_книги"><text:span text:style-name="T49">5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PUSH [000</text:span></text:span><text:span text:style-name="Название_20_книги"><text:span text:style-name="T33">0</text:span></text:span><text:span text:style-name="Название_20_книги"><text:span text:style-name="T29">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FF360</text:span></text:span><text:span text:style-name="Название_20_книги"><text:span text:style-name="T33">0</text:span></text:span><text:span text:style-name="Название_20_книги"><text:span text:style-name="T29">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ds[000</text:span></text:span><text:span text:style-name="Название_20_книги"><text:span text:style-name="T33">0</text:span></text:span><text:span text:style-name="Название_20_книги"><text:span text:style-name="T29">] = </text:span></text:span><text:span text:style-name="Название_20_книги"><text:span text:style-name="T33">F4</text:span></text:span></text:p>
            <text:p text:style-name="P35"><text:span text:style-name="Название_20_книги"><text:span text:style-name="T29">ds[000</text:span></text:span><text:span text:style-name="Название_20_книги"><text:span text:style-name="T33">1</text:span></text:span><text:span text:style-name="Название_20_книги"><text:span text:style-name="T29">] = </text:span></text:span><text:span text:style-name="Название_20_книги"><text:span text:style-name="T33">01</text:span></text:span></text:p>
            <text:p text:style-name="P35"><text:span text:style-name="Название_20_книги"><text:span text:style-name="T29">SP = 0014</text:span></text:span></text:p>
            <text:p text:style-name="P35"><text:span text:style-name="Название_20_книги"><text:span text:style-name="T29">STACK = +0|0000</text:span></text:span></text:p>
            <text:p text:style-name="P43"><text:span text:style-name="Название_20_книги"><text:span text:style-name="T29"><text:s text:c="17"/>+2|</text:span></text:span><text:span text:style-name="Название_20_книги"><text:span text:style-name="T26">19F5</text:span></text:span></text:p>
            <text:p text:style-name="P35"><text:span text:style-name="Название_20_книги"><text:span text:style-name="T29">IP=005</text:span></text:span><text:span text:style-name="Название_20_книги"><text:span text:style-name="T39">5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Ds[000</text:span></text:span><text:span text:style-name="Название_20_книги"><text:span text:style-name="T34">0</text:span></text:span><text:span text:style-name="Название_20_книги"><text:span text:style-name="T29">] = </text:span></text:span><text:span text:style-name="Название_20_книги"><text:span text:style-name="T33">F4</text:span></text:span></text:p>
            <text:p text:style-name="P35"><text:span text:style-name="Название_20_книги"><text:span text:style-name="T29">ds[000</text:span></text:span><text:span text:style-name="Название_20_книги"><text:span text:style-name="T34">1</text:span></text:span><text:span text:style-name="Название_20_книги"><text:span text:style-name="T29">] = </text:span></text:span><text:span text:style-name="Название_20_книги"><text:span text:style-name="T33">01</text:span></text:span></text:p>
            <text:p text:style-name="P35"><text:span text:style-name="Название_20_книги"><text:span text:style-name="T29">SP = 0012</text:span></text:span></text:p>
            <text:p text:style-name="P35"><text:span text:style-name="Название_20_книги"><text:span text:style-name="T29">STACK= +0|</text:span></text:span><text:span text:style-name="Название_20_книги"><text:span text:style-name="T33">01F4</text:span></text:span></text:p>
            <text:p text:style-name="P35"><text:span text:style-name="Название_20_книги"><text:span text:style-name="T29"><text:s text:c="16"/>+2|0000</text:span></text:span></text:p>
            <text:p text:style-name="P43"><text:span text:style-name="Название_20_книги"><text:span text:style-name="T29"><text:s text:c="16"/>+4|</text:span></text:span><text:span text:style-name="Название_20_книги"><text:span text:style-name="T26">19F5</text:span></text:span></text:p>
            <text:p text:style-name="P35"><text:span text:style-name="Название_20_книги"><text:span text:style-name="T29">IP=005</text:span></text:span><text:span text:style-name="Название_20_книги"><text:span text:style-name="T39">9</text:span></text:span></text:p>
          </table:table-cell>
        </table:table-row>
        <table:table-row>
          <table:table-cell table:style-name="Таблица2.A20" office:value-type="string">
            <text:p text:style-name="P21">005<text:span text:style-name="T52">9</text:span></text:p>
          </table:table-cell>
          <table:table-cell table:style-name="Таблица2.A20" office:value-type="string">
            <text:p text:style-name="P9"><text:span text:style-name="Название_20_книги"><text:span text:style-name="T29">PUSH [000</text:span></text:span><text:span text:style-name="Название_20_книги"><text:span text:style-name="T33">2</text:span></text:span><text:span text:style-name="Название_20_книги"><text:span text:style-name="T29">]</text:span></text:span></text:p>
          </table:table-cell>
          <table:table-cell table:style-name="Таблица2.A20" office:value-type="string">
            <text:p text:style-name="P9"><text:span text:style-name="Название_20_книги"><text:span text:style-name="T29">FF360</text:span></text:span><text:span text:style-name="Название_20_книги"><text:span text:style-name="T33">2</text:span></text:span><text:span text:style-name="Название_20_книги"><text:span text:style-name="T29">00</text:span></text:span></text:p>
          </table:table-cell>
          <table:table-cell table:style-name="Таблица2.A20" office:value-type="string">
            <text:p text:style-name="P44"><text:span text:style-name="Название_20_книги"><text:span text:style-name="T29">ds[000</text:span></text:span><text:span text:style-name="Название_20_книги"><text:span text:style-name="T34">2</text:span></text:span><text:span text:style-name="Название_20_книги"><text:span text:style-name="T29">] = </text:span></text:span><text:span text:style-name="Название_20_книги"><text:span text:style-name="T34">CE</text:span></text:span></text:p>
            <text:p text:style-name="P44"><text:span text:style-name="Название_20_книги"><text:span text:style-name="T29">ds[000</text:span></text:span><text:span text:style-name="Название_20_книги"><text:span text:style-name="T34">3</text:span></text:span><text:span text:style-name="Название_20_книги"><text:span text:style-name="T29">] = </text:span></text:span><text:span text:style-name="Название_20_книги"><text:span text:style-name="T34">FF</text:span></text:span></text:p>
            <text:p text:style-name="P44"><text:span text:style-name="Название_20_книги"><text:span text:style-name="T29">SP = 001</text:span></text:span><text:span text:style-name="Название_20_книги"><text:span text:style-name="T34">2</text:span></text:span></text:p>
            <text:p text:style-name="P44"><text:span text:style-name="Название_20_книги"><text:span text:style-name="T29">STACK=+0|</text:span></text:span><text:span text:style-name="Название_20_книги"><text:span text:style-name="T33">01F4</text:span></text:span></text:p>
            <text:p text:style-name="P44"><text:span text:style-name="Название_20_книги"><text:span text:style-name="T29"><text:s text:c="15"/>+2|0000</text:span></text:span></text:p>
            <text:p text:style-name="P44"><text:span text:style-name="Название_20_книги"><text:span text:style-name="T22"><text:s text:c="15"/>+4|</text:span></text:span><text:span text:style-name="Название_20_книги"><text:span text:style-name="T26">19F5</text:span></text:span></text:p>
            <text:p text:style-name="P44"><text:span text:style-name="Название_20_книги"><text:span text:style-name="T29">IP=005</text:span></text:span><text:span text:style-name="Название_20_книги"><text:span text:style-name="T39">9</text:span></text:span></text:p>
          </table:table-cell>
          <table:table-cell table:style-name="Таблица2.A20" office:value-type="string">
            <text:p text:style-name="P44"><text:span text:style-name="Название_20_книги"><text:span text:style-name="T29">Ds[0002] = </text:span></text:span><text:span text:style-name="Название_20_книги"><text:span text:style-name="T34">CE</text:span></text:span></text:p>
            <text:p text:style-name="P44"><text:span text:style-name="Название_20_книги"><text:span text:style-name="T29">ds[0003] = </text:span></text:span><text:span text:style-name="Название_20_книги"><text:span text:style-name="T34">FF</text:span></text:span></text:p>
            <text:p text:style-name="P44"><text:span text:style-name="Название_20_книги"><text:span text:style-name="T29">SP = 001</text:span></text:span><text:span text:style-name="Название_20_книги"><text:span text:style-name="T34">0</text:span></text:span></text:p>
            <text:p text:style-name="P44"><text:span text:style-name="Название_20_книги"><text:span text:style-name="T29">STACK=+0|</text:span></text:span><text:span text:style-name="Название_20_книги"><text:span text:style-name="T34">FFCE</text:span></text:span></text:p>
            <text:p text:style-name="P44"><text:span text:style-name="Название_20_книги"><text:span text:style-name="T29"><text:s text:c="15"/>+2|</text:span></text:span><text:span text:style-name="Название_20_книги"><text:span text:style-name="T33">01F4</text:span></text:span></text:p>
            <text:p text:style-name="P44"><text:span text:style-name="Название_20_книги"><text:span text:style-name="T29"><text:s text:c="15"/>+4|</text:span></text:span><text:span text:style-name="Название_20_книги"><text:span text:style-name="T22">0000</text:span></text:span></text:p>
            <text:p text:style-name="P44"><text:span text:style-name="Название_20_книги"><text:span text:style-name="T22"><text:s text:c="15"/></text:span></text:span><text:span text:style-name="Название_20_книги"><text:span text:style-name="T23">+6|</text:span></text:span><text:span text:style-name="Название_20_книги"><text:span text:style-name="T26">19F5</text:span></text:span></text:p>
            <text:p text:style-name="P44"><text:span text:style-name="Название_20_книги"><text:span text:style-name="T29">IP=005</text:span></text:span><text:span text:style-name="Название_20_книги"><text:span text:style-name="T39">D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5</text:span></text:span><text:span text:style-name="Название_20_книги"><text:span text:style-name="T49">D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BP,SP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BEC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SP=001</text:span></text:span><text:span text:style-name="Название_20_книги"><text:span text:style-name="T34">0</text:span></text:span></text:p>
            <text:p text:style-name="P35"><text:span text:style-name="Название_20_книги"><text:span text:style-name="T29">BP=0014</text:span></text:span></text:p>
            <text:p text:style-name="P35"><text:span text:style-name="Название_20_книги"><text:span text:style-name="T29">IP=005</text:span></text:span><text:span text:style-name="Название_20_книги"><text:span text:style-name="T39">D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SP=001</text:span></text:span><text:span text:style-name="Название_20_книги"><text:span text:style-name="T34">0</text:span></text:span></text:p>
            <text:p text:style-name="P35"><text:span text:style-name="Название_20_книги"><text:span text:style-name="T29">BP=001</text:span></text:span><text:span text:style-name="Название_20_книги"><text:span text:style-name="T34">0</text:span></text:span></text:p>
            <text:p text:style-name="P35"><text:span text:style-name="Название_20_книги"><text:span text:style-name="T29">IP=005</text:span></text:span><text:span text:style-name="Название_20_книги"><text:span text:style-name="T39">F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5</text:span></text:span><text:span text:style-name="Название_20_книги"><text:span text:style-name="T49">F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MOV DX,[BP+02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8B5602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DX=0000</text:span></text:span></text:p>
            <text:p text:style-name="P35"><text:span text:style-name="Название_20_книги"><text:span text:style-name="T29">ss[BP+02] = ss[001</text:span></text:span><text:span text:style-name="Название_20_книги"><text:span text:style-name="T35">2</text:span></text:span><text:span text:style-name="Название_20_книги"><text:span text:style-name="T29">]=</text:span></text:span><text:span text:style-name="Название_20_книги"><text:span text:style-name="T35">f4</text:span></text:span></text:p>
            <text:p text:style-name="P35"><text:span text:style-name="Название_20_книги"><text:span text:style-name="T29">ss[001</text:span></text:span><text:span text:style-name="Название_20_книги"><text:span text:style-name="T35">3</text:span></text:span><text:span text:style-name="Название_20_книги"><text:span text:style-name="T29">]=0</text:span></text:span><text:span text:style-name="Название_20_книги"><text:span text:style-name="T35">1</text:span></text:span></text:p>
            <text:p text:style-name="P35"><text:span text:style-name="Название_20_книги"><text:span text:style-name="T29">IP=005</text:span></text:span><text:span text:style-name="Название_20_книги"><text:span text:style-name="T39">F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DX=</text:span></text:span><text:span text:style-name="Название_20_книги"><text:span text:style-name="T35">01f4</text:span></text:span></text:p>
            <text:p text:style-name="P35"><text:span text:style-name="Название_20_книги"><text:span text:style-name="T29">ss[BP+02] = ss[001</text:span></text:span><text:span text:style-name="Название_20_книги"><text:span text:style-name="T35">2</text:span></text:span><text:span text:style-name="Название_20_книги"><text:span text:style-name="T29">]=</text:span></text:span><text:span text:style-name="Название_20_книги"><text:span text:style-name="T35">f4</text:span></text:span></text:p>
            <text:p text:style-name="P35"><text:span text:style-name="Название_20_книги"><text:span text:style-name="T29">ss[001</text:span></text:span><text:span text:style-name="Название_20_книги"><text:span text:style-name="T35">3</text:span></text:span><text:span text:style-name="Название_20_книги"><text:span text:style-name="T29">] = 0</text:span></text:span><text:span text:style-name="Название_20_книги"><text:span text:style-name="T35">1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39">62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4">00</text:span></text:span><text:span text:style-name="Название_20_книги"><text:span text:style-name="T49">6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Ret far 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9">ca0200</text:span></text:span></text:p>
          </table:table-cell>
          <table:table-cell table:style-name="Таблица2.A1" office:value-type="string">
            <text:p text:style-name="P35"><text:span text:style-name="Название_20_книги"><text:span text:style-name="T29">cs=</text:span></text:span><text:span text:style-name="Название_20_книги"><text:span text:style-name="T40">1A0A</text:span></text:span></text:p>
            <text:p text:style-name="P35"><text:span text:style-name="Название_20_книги"><text:span text:style-name="T29">sp=001</text:span></text:span><text:span text:style-name="Название_20_книги"><text:span text:style-name="T36">0</text:span></text:span></text:p>
            <text:p text:style-name="P35"><text:span text:style-name="Название_20_книги"><text:span text:style-name="T29">ip=00</text:span></text:span><text:span text:style-name="Название_20_книги"><text:span text:style-name="T40">62</text:span></text:span></text:p>
            <text:p text:style-name="P45"><text:span text:style-name="Название_20_книги"><text:span text:style-name="T29">STACK=+0|</text:span></text:span><text:span text:style-name="Название_20_книги"><text:span text:style-name="T34">FFCE</text:span></text:span></text:p>
            <text:p text:style-name="P45"><text:span text:style-name="Название_20_книги"><text:span text:style-name="T29"><text:s text:c="15"/>+2|</text:span></text:span><text:span text:style-name="Название_20_книги"><text:span text:style-name="T33">01F4</text:span></text:span></text:p>
            <text:p text:style-name="P45"><text:span text:style-name="Название_20_книги"><text:span text:style-name="T29"><text:s text:c="15"/>+4|</text:span></text:span><text:span text:style-name="Название_20_книги"><text:span text:style-name="T22">0000</text:span></text:span></text:p>
            <text:p text:style-name="P45"><text:soft-page-break/><text:span text:style-name="Название_20_книги"><text:span text:style-name="T22"><text:s text:c="15"/></text:span></text:span><text:span text:style-name="Название_20_книги"><text:span text:style-name="T23">+6</text:span></text:span><text:span text:style-name="Название_20_книги"><text:span text:style-name="T27">|19F5</text:span></text:span></text:p>
            <text:p text:style-name="P46"/>
          </table:table-cell>
          <table:table-cell table:style-name="Таблица2.A1" office:value-type="string">
            <text:p text:style-name="P35"><text:span text:style-name="Название_20_книги"><text:span text:style-name="T29">cs=</text:span></text:span><text:span text:style-name="Название_20_книги"><text:span text:style-name="T36">01F4</text:span></text:span></text:p>
            <text:p text:style-name="P35"><text:span text:style-name="Название_20_книги"><text:span text:style-name="T29">sp=001</text:span></text:span><text:span text:style-name="Название_20_книги"><text:span text:style-name="T36">6</text:span></text:span></text:p>
            <text:p text:style-name="P35"><text:span text:style-name="Название_20_книги"><text:span text:style-name="T29">ip=ffce</text:span></text:span></text:p>
            <text:p text:style-name="P35"><text:span text:style-name="Название_20_книги"><text:span text:style-name="T29">stack=+0|</text:span></text:span><text:span text:style-name="Название_20_книги"><text:span text:style-name="T40">19F5</text:span></text:span></text:p>
          </table:table-cell>
        </table:table-row>
      </table:table>
      <text:p text:style-name="P30"/>
      <text:p text:style-name="P2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left="1.27cm" fo:margin-right="0cm" fo:margin-top="0.176cm" fo:margin-bottom="0.176cm" loext:contextual-spacing="false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 fo:padding="1.094cm" fo:border="none" style:shadow="none"/>
      <style:text-properties fo:color="#000000" style:font-name="Helvetica" fo:font-family="Helvetica" style:font-family-generic="system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ystem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1.094cm" fo:border="none" style:shadow="none"/>
      <style:text-properties fo:color="#000000" style:font-name="Arial Unicode MS" fo:font-family="'Arial Unicode MS'" style:font-family-generic="swiss" style:font-pitch="variable" fo:font-size="12pt" style:text-underline-style="none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margin-left="0.501cm" fo:margin-right="0cm" fo:line-height="120%" fo:text-align="justify" style:justify-single-word="false" fo:hyphenation-ladder-count="no-limit" fo:text-indent="0cm" style:auto-text-indent="false">
        <style:tab-stops>
          <style:tab-stop style:position="-4.501cm"/>
          <style:tab-stop style:position="0.75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text-position="0% 100%" style:font-name="Symbol" fo:font-family="Symbol" style:font-family-generic="decorative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2" style:display-name="WW_CharLFO8LVL2" style:family="text">
      <style:text-properties style:font-name="Wingdings" fo:font-family="Wingdings" style:font-family-generic="decorative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>ПРОЕКТ ЛЭТИ</dc:title>
    <dc:subject/>
    <meta:initial-creator>SAP</meta:initial-creator>
    <meta:creation-date>2020-10-08T14:57:00Z</meta:creation-date>
    <dc:date>2021-02-05T16:53:56.551000000</dc:date>
    <meta:print-date>2020-09-17T07:16:00Z</meta:print-date>
    <meta:editing-cycles>9</meta:editing-cycles>
    <meta:editing-duration>PT41M6S</meta:editing-duration>
    <meta:document-statistic meta:table-count="2" meta:image-count="0" meta:object-count="0" meta:page-count="15" meta:paragraph-count="605" meta:word-count="1518" meta:character-count="10064" meta:non-whitespace-character-count="8334"/>
    <meta:template xlink:type="simple" xlink:actuate="onRequest" xlink:title="" xlink:href="../../../../../tmp/mozilla_eva0/Subbotin_OEVM2.odt/Normal.dotm"/>
  </office:meta>
</office:document-meta>
</file>